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Table1" style:family="table">
      <style:table-properties style:width="15.903cm" fo:margin-left="0.009cm" fo:margin-top="0cm" fo:margin-bottom="0cm" table:align="left" style:writing-mode="lr-tb"/>
    </style:style>
    <style:style style:name="Table1.A" style:family="table-column">
      <style:table-column-properties style:column-width="15.903cm"/>
    </style:style>
    <style:style style:name="Table1.1" style:family="table-row">
      <style:table-row-properties fo:keep-together="auto"/>
    </style:style>
    <style:style style:name="Table1.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1.A2" style:family="table-cell">
      <style:table-cell-properties fo:padding-left="0.191cm" fo:padding-right="0.191cm" fo:padding-top="0cm" fo:padding-bottom="0cm" fo:border="0.5pt solid #999999" style:writing-mode="lr-tb"/>
    </style:style>
    <style:style style:name="Table2" style:family="table">
      <style:table-properties style:width="15.903cm" fo:margin-left="0.009cm" fo:margin-top="0cm" fo:margin-bottom="0cm" table:align="left" style:writing-mode="lr-tb"/>
    </style:style>
    <style:style style:name="Table2.A" style:family="table-column">
      <style:table-column-properties style:column-width="15.903cm"/>
    </style:style>
    <style:style style:name="Table2.1" style:family="table-row">
      <style:table-row-properties fo:keep-together="auto"/>
    </style:style>
    <style:style style:name="Table2.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2.A2" style:family="table-cell">
      <style:table-cell-properties fo:padding-left="0.191cm" fo:padding-right="0.191cm" fo:padding-top="0cm" fo:padding-bottom="0cm" fo:border="0.5pt solid #999999" style:writing-mode="lr-tb"/>
    </style:style>
    <style:style style:name="Table3" style:family="table">
      <style:table-properties style:width="15.903cm" fo:margin-left="0.009cm" fo:margin-top="0cm" fo:margin-bottom="0cm" table:align="left" style:writing-mode="lr-tb"/>
    </style:style>
    <style:style style:name="Table3.A" style:family="table-column">
      <style:table-column-properties style:column-width="15.903cm"/>
    </style:style>
    <style:style style:name="Table3.1" style:family="table-row">
      <style:table-row-properties fo:keep-together="auto"/>
    </style:style>
    <style:style style:name="Table3.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3.A2" style:family="table-cell">
      <style:table-cell-properties fo:padding-left="0.191cm" fo:padding-right="0.191cm" fo:padding-top="0cm" fo:padding-bottom="0cm" fo:border="0.5pt solid #999999" style:writing-mode="lr-tb"/>
    </style:style>
    <style:style style:name="Table4" style:family="table">
      <style:table-properties style:width="15.903cm" fo:margin-left="0.009cm" fo:margin-top="0cm" fo:margin-bottom="0cm" table:align="left" style:writing-mode="lr-tb"/>
    </style:style>
    <style:style style:name="Table4.A" style:family="table-column">
      <style:table-column-properties style:column-width="15.903cm"/>
    </style:style>
    <style:style style:name="Table4.1" style:family="table-row">
      <style:table-row-properties fo:keep-together="auto"/>
    </style:style>
    <style:style style:name="Table4.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4.A2" style:family="table-cell">
      <style:table-cell-properties fo:padding-left="0.191cm" fo:padding-right="0.191cm" fo:padding-top="0cm" fo:padding-bottom="0cm" fo:border="0.5pt solid #999999" style:writing-mode="lr-tb"/>
    </style:style>
    <style:style style:name="Table5" style:family="table">
      <style:table-properties style:width="15.903cm" fo:margin-left="0.009cm" fo:margin-top="0cm" fo:margin-bottom="0cm" table:align="left" style:writing-mode="lr-tb"/>
    </style:style>
    <style:style style:name="Table5.A" style:family="table-column">
      <style:table-column-properties style:column-width="15.903cm"/>
    </style:style>
    <style:style style:name="Table5.1" style:family="table-row">
      <style:table-row-properties fo:keep-together="auto"/>
    </style:style>
    <style:style style:name="Table5.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5.A2" style:family="table-cell">
      <style:table-cell-properties fo:padding-left="0.191cm" fo:padding-right="0.191cm" fo:padding-top="0cm" fo:padding-bottom="0cm" fo:border="0.5pt solid #999999" style:writing-mode="lr-tb"/>
    </style:style>
    <style:style style:name="Table6" style:family="table">
      <style:table-properties style:width="15.903cm" fo:margin-left="0.009cm" fo:margin-top="0cm" fo:margin-bottom="0cm" table:align="left" style:writing-mode="lr-tb"/>
    </style:style>
    <style:style style:name="Table6.A" style:family="table-column">
      <style:table-column-properties style:column-width="15.903cm"/>
    </style:style>
    <style:style style:name="Table6.1" style:family="table-row">
      <style:table-row-properties fo:keep-together="auto"/>
    </style:style>
    <style:style style:name="Table6.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6.A2" style:family="table-cell">
      <style:table-cell-properties fo:padding-left="0.191cm" fo:padding-right="0.191cm" fo:padding-top="0cm" fo:padding-bottom="0cm" fo:border="0.5pt solid #999999" style:writing-mode="lr-tb"/>
    </style:style>
    <style:style style:name="Table8" style:family="table">
      <style:table-properties style:width="15.903cm" fo:margin-left="0cm" fo:margin-top="0cm" fo:margin-bottom="0cm" table:align="left" style:writing-mode="lr-tb"/>
    </style:style>
    <style:style style:name="Table8.A" style:family="table-column">
      <style:table-column-properties style:column-width="15.903cm"/>
    </style:style>
    <style:style style:name="Table8.1" style:family="table-row">
      <style:table-row-properties fo:keep-together="auto"/>
    </style:style>
    <style:style style:name="Table8.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8.A2" style:family="table-cell">
      <style:table-cell-properties fo:padding-left="0.191cm" fo:padding-right="0.191cm" fo:padding-top="0cm" fo:padding-bottom="0cm" fo:border="0.5pt solid #999999" style:writing-mode="lr-tb"/>
    </style:style>
    <style:style style:name="Table7" style:family="table">
      <style:table-properties style:width="15.505cm" fo:margin-left="0.009cm" fo:margin-top="0cm" fo:margin-bottom="0cm" table:align="left" style:writing-mode="lr-tb"/>
    </style:style>
    <style:style style:name="Table7.A" style:family="table-column">
      <style:table-column-properties style:column-width="5.394cm"/>
    </style:style>
    <style:style style:name="Table7.B" style:family="table-column">
      <style:table-column-properties style:column-width="5.419cm"/>
    </style:style>
    <style:style style:name="Table7.C" style:family="table-column">
      <style:table-column-properties style:column-width="4.692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7" style:family="table">
      <style:table-properties style:width="15.505cm" fo:margin-left="0.009cm" fo:margin-top="0cm" fo:margin-bottom="0cm" table:align="left" style:writing-mode="lr-tb"/>
    </style:style>
    <style:style style:name="Table7.A" style:family="table-column">
      <style:table-column-properties style:column-width="5.394cm"/>
    </style:style>
    <style:style style:name="Table7.B" style:family="table-column">
      <style:table-column-properties style:column-width="5.419cm"/>
    </style:style>
    <style:style style:name="Table7.C" style:family="table-column">
      <style:table-column-properties style:column-width="4.692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10" style:family="table">
      <style:table-properties style:width="15.903cm" fo:margin-left="0.009cm" fo:margin-top="0cm" fo:margin-bottom="0cm" table:align="left" style:writing-mode="lr-tb"/>
    </style:style>
    <style:style style:name="Table10.A" style:family="table-column">
      <style:table-column-properties style:column-width="15.903cm"/>
    </style:style>
    <style:style style:name="Table10.1" style:family="table-row">
      <style:table-row-properties fo:keep-together="auto"/>
    </style:style>
    <style:style style:name="Table10.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10.A2" style:family="table-cell">
      <style:table-cell-properties fo:padding-left="0.191cm" fo:padding-right="0.191cm" fo:padding-top="0cm" fo:padding-bottom="0cm" fo:border="0.5pt solid #999999" style:writing-mode="lr-tb"/>
    </style:style>
    <style:style style:name="Table9" style:family="table">
      <style:table-properties style:width="11.853cm" fo:margin-left="3.66cm" fo:margin-top="0cm" fo:margin-bottom="0cm" table:align="left" style:writing-mode="lr-tb"/>
    </style:style>
    <style:style style:name="Table9.A" style:family="table-column">
      <style:table-column-properties style:column-width="3.591cm"/>
    </style:style>
    <style:style style:name="Table9.B" style:family="table-column">
      <style:table-column-properties style:column-width="5.048cm"/>
    </style:style>
    <style:style style:name="Table9.C" style:family="table-column">
      <style:table-column-properties style:column-width="3.214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32" style:family="table">
      <style:table-properties style:width="11.853cm" fo:margin-left="3.66cm" fo:margin-top="0cm" fo:margin-bottom="0cm" table:align="left" style:writing-mode="lr-tb"/>
    </style:style>
    <style:style style:name="Table32.A" style:family="table-column">
      <style:table-column-properties style:column-width="3.591cm"/>
    </style:style>
    <style:style style:name="Table32.B" style:family="table-column">
      <style:table-column-properties style:column-width="5.048cm"/>
    </style:style>
    <style:style style:name="Table32.C" style:family="table-column">
      <style:table-column-properties style:column-width="3.214cm"/>
    </style:style>
    <style:style style:name="Table32.1" style:family="table-row">
      <style:table-row-properties fo:keep-together="auto"/>
    </style:style>
    <style:style style:name="Table32.A1" style:family="table-cell">
      <style:table-cell-properties fo:padding-left="0.191cm" fo:padding-right="0.191cm" fo:padding-top="0cm" fo:padding-bottom="0cm" fo:border="0.5pt solid #000000" style:writing-mode="lr-tb"/>
    </style:style>
    <style:style style:name="Table9" style:family="table">
      <style:table-properties style:width="11.853cm" fo:margin-left="3.66cm" fo:margin-top="0cm" fo:margin-bottom="0cm" table:align="left" style:writing-mode="lr-tb"/>
    </style:style>
    <style:style style:name="Table9.A" style:family="table-column">
      <style:table-column-properties style:column-width="3.591cm"/>
    </style:style>
    <style:style style:name="Table9.B" style:family="table-column">
      <style:table-column-properties style:column-width="5.048cm"/>
    </style:style>
    <style:style style:name="Table9.C" style:family="table-column">
      <style:table-column-properties style:column-width="3.214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32" style:family="table">
      <style:table-properties style:width="11.853cm" fo:margin-left="3.66cm" fo:margin-top="0cm" fo:margin-bottom="0cm" table:align="left" style:writing-mode="lr-tb"/>
    </style:style>
    <style:style style:name="Table32.A" style:family="table-column">
      <style:table-column-properties style:column-width="3.591cm"/>
    </style:style>
    <style:style style:name="Table32.B" style:family="table-column">
      <style:table-column-properties style:column-width="5.048cm"/>
    </style:style>
    <style:style style:name="Table32.C" style:family="table-column">
      <style:table-column-properties style:column-width="3.214cm"/>
    </style:style>
    <style:style style:name="Table32.1" style:family="table-row">
      <style:table-row-properties fo:keep-together="auto"/>
    </style:style>
    <style:style style:name="Table32.A1" style:family="table-cell">
      <style:table-cell-properties fo:padding-left="0.191cm" fo:padding-right="0.191cm" fo:padding-top="0cm" fo:padding-bottom="0cm" fo:border="0.5pt solid #000000" style:writing-mode="lr-tb"/>
    </style:style>
    <style:style style:name="Table11" style:family="table">
      <style:table-properties style:width="15.903cm" fo:margin-left="0.009cm" fo:margin-top="0cm" fo:margin-bottom="0cm" table:align="left" style:writing-mode="lr-tb"/>
    </style:style>
    <style:style style:name="Table11.A" style:family="table-column">
      <style:table-column-properties style:column-width="15.903cm"/>
    </style:style>
    <style:style style:name="Table11.1" style:family="table-row">
      <style:table-row-properties fo:keep-together="auto"/>
    </style:style>
    <style:style style:name="Table11.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11.A2" style:family="table-cell">
      <style:table-cell-properties fo:padding-left="0.191cm" fo:padding-right="0.191cm" fo:padding-top="0cm" fo:padding-bottom="0cm" fo:border="0.5pt solid #999999" style:writing-mode="lr-tb"/>
    </style:style>
    <style:style style:name="Table12" style:family="table">
      <style:table-properties style:width="15.903cm" fo:margin-left="0.009cm" fo:margin-top="0cm" fo:margin-bottom="0cm" table:align="left" style:writing-mode="lr-tb"/>
    </style:style>
    <style:style style:name="Table12.A" style:family="table-column">
      <style:table-column-properties style:column-width="15.903cm"/>
    </style:style>
    <style:style style:name="Table12.1" style:family="table-row">
      <style:table-row-properties fo:keep-together="auto"/>
    </style:style>
    <style:style style:name="Table12.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12.A2" style:family="table-cell">
      <style:table-cell-properties fo:padding-left="0.191cm" fo:padding-right="0.191cm" fo:padding-top="0cm" fo:padding-bottom="0cm" fo:border="0.5pt solid #999999" style:writing-mode="lr-tb"/>
    </style:style>
    <style:style style:name="Table13" style:family="table">
      <style:table-properties style:width="15.903cm" fo:margin-left="0.009cm" fo:margin-top="0cm" fo:margin-bottom="0cm" table:align="left" style:writing-mode="lr-tb"/>
    </style:style>
    <style:style style:name="Table13.A" style:family="table-column">
      <style:table-column-properties style:column-width="15.903cm"/>
    </style:style>
    <style:style style:name="Table13.1" style:family="table-row">
      <style:table-row-properties fo:keep-together="auto"/>
    </style:style>
    <style:style style:name="Table13.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13.A2" style:family="table-cell">
      <style:table-cell-properties fo:padding-left="0.191cm" fo:padding-right="0.191cm" fo:padding-top="0cm" fo:padding-bottom="0cm" fo:border="0.5pt solid #999999" style:writing-mode="lr-tb"/>
    </style:style>
    <style:style style:name="Table14" style:family="table">
      <style:table-properties style:width="15.903cm" fo:margin-left="0.009cm" fo:margin-top="0cm" fo:margin-bottom="0cm" table:align="left" style:writing-mode="lr-tb"/>
    </style:style>
    <style:style style:name="Table14.A" style:family="table-column">
      <style:table-column-properties style:column-width="15.903cm"/>
    </style:style>
    <style:style style:name="Table14.1" style:family="table-row">
      <style:table-row-properties fo:keep-together="auto"/>
    </style:style>
    <style:style style:name="Table14.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14.A2" style:family="table-cell">
      <style:table-cell-properties fo:padding-left="0.191cm" fo:padding-right="0.191cm" fo:padding-top="0cm" fo:padding-bottom="0cm" fo:border="0.5pt solid #999999" style:writing-mode="lr-tb"/>
    </style:style>
    <style:style style:name="Table15" style:family="table">
      <style:table-properties style:width="15.903cm" fo:margin-left="0.009cm" fo:margin-top="0cm" fo:margin-bottom="0cm" table:align="left" style:writing-mode="lr-tb"/>
    </style:style>
    <style:style style:name="Table15.A" style:family="table-column">
      <style:table-column-properties style:column-width="15.903cm"/>
    </style:style>
    <style:style style:name="Table15.1" style:family="table-row">
      <style:table-row-properties fo:keep-together="auto"/>
    </style:style>
    <style:style style:name="Table15.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15.A2" style:family="table-cell">
      <style:table-cell-properties fo:padding-left="0.191cm" fo:padding-right="0.191cm" fo:padding-top="0cm" fo:padding-bottom="0cm" fo:border="0.5pt solid #999999" style:writing-mode="lr-tb"/>
    </style:style>
    <style:style style:name="Table16" style:family="table">
      <style:table-properties style:width="15.903cm" fo:margin-left="0.009cm" fo:margin-top="0cm" fo:margin-bottom="0cm" table:align="left" style:writing-mode="lr-tb"/>
    </style:style>
    <style:style style:name="Table16.A" style:family="table-column">
      <style:table-column-properties style:column-width="15.903cm"/>
    </style:style>
    <style:style style:name="Table16.1" style:family="table-row">
      <style:table-row-properties fo:keep-together="auto"/>
    </style:style>
    <style:style style:name="Table16.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16.A2" style:family="table-cell">
      <style:table-cell-properties fo:padding-left="0.191cm" fo:padding-right="0.191cm" fo:padding-top="0cm" fo:padding-bottom="0cm" fo:border="0.5pt solid #999999" style:writing-mode="lr-tb"/>
    </style:style>
    <style:style style:name="Table17" style:family="table">
      <style:table-properties style:width="15.903cm" fo:margin-left="0.009cm" fo:margin-top="0cm" fo:margin-bottom="0cm" table:align="left" style:writing-mode="lr-tb"/>
    </style:style>
    <style:style style:name="Table17.A" style:family="table-column">
      <style:table-column-properties style:column-width="15.903cm"/>
    </style:style>
    <style:style style:name="Table17.1" style:family="table-row">
      <style:table-row-properties fo:keep-together="auto"/>
    </style:style>
    <style:style style:name="Table17.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17.A2" style:family="table-cell">
      <style:table-cell-properties fo:padding-left="0.191cm" fo:padding-right="0.191cm" fo:padding-top="0cm" fo:padding-bottom="0cm" fo:border="0.5pt solid #999999" style:writing-mode="lr-tb"/>
    </style:style>
    <style:style style:name="Table18" style:family="table">
      <style:table-properties style:width="15.903cm" fo:margin-left="0.009cm" fo:margin-top="0cm" fo:margin-bottom="0cm" table:align="left" style:writing-mode="lr-tb"/>
    </style:style>
    <style:style style:name="Table18.A" style:family="table-column">
      <style:table-column-properties style:column-width="15.903cm"/>
    </style:style>
    <style:style style:name="Table18.1" style:family="table-row">
      <style:table-row-properties fo:keep-together="auto"/>
    </style:style>
    <style:style style:name="Table18.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18.A2" style:family="table-cell">
      <style:table-cell-properties fo:padding-left="0.191cm" fo:padding-right="0.191cm" fo:padding-top="0cm" fo:padding-bottom="0cm" fo:border="0.5pt solid #999999" style:writing-mode="lr-tb"/>
    </style:style>
    <style:style style:name="Table19" style:family="table">
      <style:table-properties style:width="15.903cm" fo:margin-left="0.009cm" fo:margin-top="0cm" fo:margin-bottom="0cm" table:align="left" style:writing-mode="lr-tb"/>
    </style:style>
    <style:style style:name="Table19.A" style:family="table-column">
      <style:table-column-properties style:column-width="15.903cm"/>
    </style:style>
    <style:style style:name="Table19.1" style:family="table-row">
      <style:table-row-properties fo:keep-together="auto"/>
    </style:style>
    <style:style style:name="Table19.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19.A2" style:family="table-cell">
      <style:table-cell-properties fo:padding-left="0.191cm" fo:padding-right="0.191cm" fo:padding-top="0cm" fo:padding-bottom="0cm" fo:border="0.5pt solid #999999" style:writing-mode="lr-tb"/>
    </style:style>
    <style:style style:name="Table20" style:family="table">
      <style:table-properties style:width="15.903cm" fo:margin-left="0.009cm" fo:margin-top="0cm" fo:margin-bottom="0cm" table:align="left" style:writing-mode="lr-tb"/>
    </style:style>
    <style:style style:name="Table20.A" style:family="table-column">
      <style:table-column-properties style:column-width="15.903cm"/>
    </style:style>
    <style:style style:name="Table20.1" style:family="table-row">
      <style:table-row-properties fo:keep-together="auto"/>
    </style:style>
    <style:style style:name="Table20.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20.A2" style:family="table-cell">
      <style:table-cell-properties fo:padding-left="0.191cm" fo:padding-right="0.191cm" fo:padding-top="0cm" fo:padding-bottom="0cm" fo:border="0.5pt solid #999999" style:writing-mode="lr-tb"/>
    </style:style>
    <style:style style:name="Table21" style:family="table">
      <style:table-properties style:width="15.903cm" fo:margin-left="0.009cm" fo:margin-top="0cm" fo:margin-bottom="0cm" table:align="left" style:writing-mode="lr-tb"/>
    </style:style>
    <style:style style:name="Table21.A" style:family="table-column">
      <style:table-column-properties style:column-width="15.903cm"/>
    </style:style>
    <style:style style:name="Table21.1" style:family="table-row">
      <style:table-row-properties fo:keep-together="auto"/>
    </style:style>
    <style:style style:name="Table21.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21.A2" style:family="table-cell">
      <style:table-cell-properties fo:padding-left="0.191cm" fo:padding-right="0.191cm" fo:padding-top="0cm" fo:padding-bottom="0cm" fo:border="0.5pt solid #999999" style:writing-mode="lr-tb"/>
    </style:style>
    <style:style style:name="Table22" style:family="table">
      <style:table-properties style:width="15.903cm" fo:margin-left="0.009cm" fo:margin-top="0cm" fo:margin-bottom="0cm" table:align="left" style:writing-mode="lr-tb"/>
    </style:style>
    <style:style style:name="Table22.A" style:family="table-column">
      <style:table-column-properties style:column-width="15.903cm"/>
    </style:style>
    <style:style style:name="Table22.1" style:family="table-row">
      <style:table-row-properties fo:keep-together="auto"/>
    </style:style>
    <style:style style:name="Table22.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22.A2" style:family="table-cell">
      <style:table-cell-properties fo:padding-left="0.191cm" fo:padding-right="0.191cm" fo:padding-top="0cm" fo:padding-bottom="0cm" fo:border="0.5pt solid #999999" style:writing-mode="lr-tb"/>
    </style:style>
    <style:style style:name="Table23" style:family="table">
      <style:table-properties style:width="15.903cm" fo:margin-left="0.009cm" fo:margin-top="0cm" fo:margin-bottom="0cm" table:align="left" style:writing-mode="lr-tb"/>
    </style:style>
    <style:style style:name="Table23.A" style:family="table-column">
      <style:table-column-properties style:column-width="15.903cm"/>
    </style:style>
    <style:style style:name="Table23.1" style:family="table-row">
      <style:table-row-properties fo:keep-together="auto"/>
    </style:style>
    <style:style style:name="Table23.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23.A2" style:family="table-cell">
      <style:table-cell-properties fo:padding-left="0.191cm" fo:padding-right="0.191cm" fo:padding-top="0cm" fo:padding-bottom="0cm" fo:border="0.5pt solid #999999" style:writing-mode="lr-tb"/>
    </style:style>
    <style:style style:name="Table24" style:family="table">
      <style:table-properties style:width="15.903cm" fo:margin-left="0.009cm" fo:margin-top="0cm" fo:margin-bottom="0cm" table:align="left" style:writing-mode="lr-tb"/>
    </style:style>
    <style:style style:name="Table24.A" style:family="table-column">
      <style:table-column-properties style:column-width="15.903cm"/>
    </style:style>
    <style:style style:name="Table24.1" style:family="table-row">
      <style:table-row-properties fo:keep-together="auto"/>
    </style:style>
    <style:style style:name="Table24.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24.A2" style:family="table-cell">
      <style:table-cell-properties fo:padding-left="0.191cm" fo:padding-right="0.191cm" fo:padding-top="0cm" fo:padding-bottom="0cm" fo:border="0.5pt solid #999999" style:writing-mode="lr-tb"/>
    </style:style>
    <style:style style:name="Table25" style:family="table">
      <style:table-properties style:width="15.903cm" fo:margin-left="0.009cm" fo:margin-top="0cm" fo:margin-bottom="0cm" table:align="left" style:writing-mode="lr-tb"/>
    </style:style>
    <style:style style:name="Table25.A" style:family="table-column">
      <style:table-column-properties style:column-width="15.903cm"/>
    </style:style>
    <style:style style:name="Table25.1" style:family="table-row">
      <style:table-row-properties fo:keep-together="auto"/>
    </style:style>
    <style:style style:name="Table25.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25.A2" style:family="table-cell">
      <style:table-cell-properties fo:padding-left="0.191cm" fo:padding-right="0.191cm" fo:padding-top="0cm" fo:padding-bottom="0cm" fo:border="0.5pt solid #999999" style:writing-mode="lr-tb"/>
    </style:style>
    <style:style style:name="Table26" style:family="table">
      <style:table-properties style:width="15.903cm" fo:margin-left="0.009cm" fo:margin-top="0cm" fo:margin-bottom="0cm" table:align="left" style:writing-mode="lr-tb"/>
    </style:style>
    <style:style style:name="Table26.A" style:family="table-column">
      <style:table-column-properties style:column-width="15.903cm"/>
    </style:style>
    <style:style style:name="Table26.1" style:family="table-row">
      <style:table-row-properties fo:keep-together="auto"/>
    </style:style>
    <style:style style:name="Table26.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26.A2" style:family="table-cell">
      <style:table-cell-properties fo:padding-left="0.191cm" fo:padding-right="0.191cm" fo:padding-top="0cm" fo:padding-bottom="0cm" fo:border="0.5pt solid #999999" style:writing-mode="lr-tb"/>
    </style:style>
    <style:style style:name="Table27" style:family="table">
      <style:table-properties style:width="15.903cm" fo:margin-left="0.009cm" fo:margin-top="0cm" fo:margin-bottom="0cm" table:align="left" style:writing-mode="lr-tb"/>
    </style:style>
    <style:style style:name="Table27.A" style:family="table-column">
      <style:table-column-properties style:column-width="15.903cm"/>
    </style:style>
    <style:style style:name="Table27.1" style:family="table-row">
      <style:table-row-properties fo:keep-together="auto"/>
    </style:style>
    <style:style style:name="Table27.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27.A2" style:family="table-cell">
      <style:table-cell-properties fo:padding-left="0.191cm" fo:padding-right="0.191cm" fo:padding-top="0cm" fo:padding-bottom="0cm" fo:border="0.5pt solid #999999" style:writing-mode="lr-tb"/>
    </style:style>
    <style:style style:name="Table28" style:family="table">
      <style:table-properties style:width="15.903cm" fo:margin-left="0.009cm" fo:margin-top="0cm" fo:margin-bottom="0cm" table:align="left" style:writing-mode="lr-tb"/>
    </style:style>
    <style:style style:name="Table28.A" style:family="table-column">
      <style:table-column-properties style:column-width="15.903cm"/>
    </style:style>
    <style:style style:name="Table28.1" style:family="table-row">
      <style:table-row-properties fo:keep-together="auto"/>
    </style:style>
    <style:style style:name="Table28.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28.A2" style:family="table-cell">
      <style:table-cell-properties fo:padding-left="0.191cm" fo:padding-right="0.191cm" fo:padding-top="0cm" fo:padding-bottom="0cm" fo:border="0.5pt solid #999999" style:writing-mode="lr-tb"/>
    </style:style>
    <style:style style:name="Table29" style:family="table">
      <style:table-properties style:width="15.903cm" fo:margin-left="0.009cm" fo:margin-top="0cm" fo:margin-bottom="0cm" table:align="left" style:writing-mode="lr-tb"/>
    </style:style>
    <style:style style:name="Table29.A" style:family="table-column">
      <style:table-column-properties style:column-width="15.903cm"/>
    </style:style>
    <style:style style:name="Table29.1" style:family="table-row">
      <style:table-row-properties fo:keep-together="auto"/>
    </style:style>
    <style:style style:name="Table29.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29.A2" style:family="table-cell">
      <style:table-cell-properties fo:padding-left="0.191cm" fo:padding-right="0.191cm" fo:padding-top="0cm" fo:padding-bottom="0cm" fo:border="0.5pt solid #999999" style:writing-mode="lr-tb"/>
    </style:style>
    <style:style style:name="Table30" style:family="table">
      <style:table-properties style:width="15.903cm" fo:margin-left="0.009cm" fo:margin-top="0cm" fo:margin-bottom="0cm" table:align="left" style:writing-mode="lr-tb"/>
    </style:style>
    <style:style style:name="Table30.A" style:family="table-column">
      <style:table-column-properties style:column-width="15.903cm"/>
    </style:style>
    <style:style style:name="Table30.1" style:family="table-row">
      <style:table-row-properties fo:keep-together="auto"/>
    </style:style>
    <style:style style:name="Table30.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30.A2" style:family="table-cell">
      <style:table-cell-properties fo:padding-left="0.191cm" fo:padding-right="0.191cm" fo:padding-top="0cm" fo:padding-bottom="0cm" fo:border="0.5pt solid #999999" style:writing-mode="lr-tb"/>
    </style:style>
    <style:style style:name="Table31" style:family="table">
      <style:table-properties style:width="15.903cm" fo:margin-left="0.009cm" fo:margin-top="0cm" fo:margin-bottom="0cm" table:align="left" style:writing-mode="lr-tb"/>
    </style:style>
    <style:style style:name="Table31.A" style:family="table-column">
      <style:table-column-properties style:column-width="15.903cm"/>
    </style:style>
    <style:style style:name="Table31.1" style:family="table-row">
      <style:table-row-properties fo:keep-together="auto"/>
    </style:style>
    <style:style style:name="Table31.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31.A2" style:family="table-cell">
      <style:table-cell-properties fo:padding-left="0.191cm" fo:padding-right="0.191cm" fo:padding-top="0cm" fo:padding-bottom="0cm" fo:border="0.5pt solid #999999" style:writing-mode="lr-tb"/>
    </style:style>
    <style:style style:name="P1"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paragraph-rsid="0035b9a0" style:letter-kerning="false" style:font-name-asian="Calibri2" style:font-size-asian="12pt" style:language-asian="en" style:country-asian="US" style:font-weight-asian="bold" style:font-size-complex="12pt" style:language-complex="ar" style:country-complex="SA" style:font-weight-complex="bold"/>
    </style:style>
    <style:style style:name="P2"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style:letter-kerning="false" style:font-name-asian="Calibri2" style:font-size-asian="12pt" style:language-asian="en" style:country-asian="US" style:font-weight-asian="normal" style:font-size-complex="12pt" style:language-complex="ar" style:country-complex="SA" style:font-weight-complex="normal"/>
    </style:style>
    <style:style style:name="P3"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paragraph-rsid="0035b9a0" style:letter-kerning="false" style:font-name-asian="Calibri2" style:font-size-asian="12pt" style:language-asian="en" style:country-asian="US" style:font-weight-asian="normal" style:font-size-complex="12pt" style:language-complex="ar" style:country-complex="SA" style:font-weight-complex="normal"/>
    </style:style>
    <style:style style:name="P4"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paragraph-rsid="00402ccb" style:letter-kerning="false" style:font-name-asian="Calibri2" style:font-size-asian="12pt" style:language-asian="en" style:country-asian="US" style:font-weight-asian="normal" style:font-size-complex="12pt" style:language-complex="ar" style:country-complex="SA" style:font-weight-complex="normal"/>
    </style:style>
    <style:style style:name="P5"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paragraph-rsid="00415219" style:letter-kerning="false" style:font-name-asian="Calibri2" style:font-size-asian="12pt" style:language-asian="en" style:country-asian="US" style:font-weight-asian="normal" style:font-size-complex="12pt" style:language-complex="ar" style:country-complex="SA" style:font-weight-complex="normal"/>
    </style:style>
    <style:style style:name="P6"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paragraph-rsid="0042714b" style:letter-kerning="false" style:font-name-asian="Calibri2" style:font-size-asian="12pt" style:language-asian="en" style:country-asian="US" style:font-weight-asian="normal" style:font-size-complex="12pt" style:language-complex="ar" style:country-complex="SA" style:font-weight-complex="normal"/>
    </style:style>
    <style:style style:name="P7"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3ad8af" officeooo:paragraph-rsid="003ad8af" style:letter-kerning="false" style:font-name-asian="Calibri2" style:font-size-asian="12pt" style:language-asian="en" style:country-asian="US" style:font-weight-asian="normal" style:font-size-complex="12pt" style:language-complex="ar" style:country-complex="SA" style:font-weight-complex="normal"/>
    </style:style>
    <style:style style:name="P8"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3bb013" officeooo:paragraph-rsid="003bb013" style:letter-kerning="false" style:font-name-asian="Calibri2" style:font-size-asian="12pt" style:language-asian="en" style:country-asian="US" style:font-weight-asian="normal" style:font-size-complex="12pt" style:language-complex="ar" style:country-complex="SA" style:font-weight-complex="normal"/>
    </style:style>
    <style:style style:name="P9"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415219" officeooo:paragraph-rsid="00415219" style:letter-kerning="false" style:font-name-asian="Calibri2" style:font-size-asian="12pt" style:language-asian="en" style:country-asian="US" style:font-weight-asian="normal" style:font-size-complex="12pt" style:language-complex="ar" style:country-complex="SA" style:font-weight-complex="normal"/>
    </style:style>
    <style:style style:name="P10"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43464d" officeooo:paragraph-rsid="0043464d" style:letter-kerning="false" style:font-name-asian="Calibri2" style:font-size-asian="12pt" style:language-asian="en" style:country-asian="US" style:font-weight-asian="normal" style:font-size-complex="12pt" style:language-complex="ar" style:country-complex="SA" style:font-weight-complex="normal"/>
    </style:style>
    <style:style style:name="P1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style:font-name="Calibri" fo:font-size="12pt" fo:language="fr" fo:country="FR" fo:font-weight="bold" style:letter-kerning="false" style:font-name-asian="Calibri2" style:font-size-asian="12pt" style:language-asian="en" style:country-asian="US" style:font-weight-asian="bold" style:font-size-complex="12pt" style:language-complex="ar" style:country-complex="SA" style:font-weight-complex="bold"/>
    </style:style>
    <style:style style:name="P12"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paragraph-rsid="0035b9a0" style:letter-kerning="false" style:font-name-asian="Calibri2" style:font-size-asian="12pt" style:language-asian="en" style:country-asian="US" style:font-weight-asian="bold" style:font-size-complex="12pt" style:language-complex="ar" style:country-complex="SA" style:font-weight-complex="bold"/>
    </style:style>
    <style:style style:name="P13"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officeooo:rsid="003100e5" officeooo:paragraph-rsid="0035b9a0" style:letter-kerning="false" style:font-name-asian="Calibri2" style:font-size-asian="12pt" style:language-asian="en" style:country-asian="US" style:font-size-complex="12pt" style:language-complex="ar" style:country-complex="SA"/>
    </style:style>
    <style:style style:name="P14"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officeooo:rsid="0032f586" officeooo:paragraph-rsid="0035b9a0" style:letter-kerning="false" style:font-name-asian="Calibri2" style:font-size-asian="12pt" style:language-asian="en" style:country-asian="US" style:font-size-complex="12pt" style:language-complex="ar" style:country-complex="SA"/>
    </style:style>
    <style:style style:name="P15"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officeooo:rsid="00340807" officeooo:paragraph-rsid="0035b9a0" style:letter-kerning="false" style:font-name-asian="Calibri2" style:font-size-asian="12pt" style:language-asian="en" style:country-asian="US" style:font-size-complex="12pt" style:language-complex="ar" style:country-complex="SA"/>
    </style:style>
    <style:style style:name="P16" style:family="paragraph" style:parent-style-name="Footnote">
      <style:paragraph-properties fo:orphans="0" fo:widows="0"/>
    </style:style>
    <style:style style:name="P17" style:family="paragraph" style:parent-style-name="Title">
      <style:paragraph-properties fo:text-align="center" style:justify-single-word="false"/>
    </style:style>
    <style:style style:name="P18" style:family="paragraph" style:parent-style-name="Preformatted_20_Text">
      <style:paragraph-properties fo:margin-top="0cm" fo:margin-bottom="0cm" style:contextual-spacing="false" fo:text-align="start" style:justify-single-word="false" fo:orphans="2" fo:widows="2"/>
      <style:text-properties style:font-name="Calibri" fo:font-size="12pt" fo:language="fr" fo:country="FR" fo:font-weight="normal" officeooo:rsid="005977ff" officeooo:paragraph-rsid="005977ff" style:letter-kerning="false" style:font-name-asian="Calibri2" style:font-size-asian="12pt" style:language-asian="en" style:country-asian="US" style:font-weight-asian="normal" style:font-size-complex="12pt" style:language-complex="ar" style:country-complex="SA" style:font-weight-complex="normal"/>
    </style:style>
    <style:style style:name="P19" style:family="paragraph" style:parent-style-name="Footer">
      <style:paragraph-properties fo:text-align="center" style:justify-single-word="false">
        <style:tab-stops/>
      </style:paragraph-properties>
    </style:style>
    <style:style style:name="P20" style:family="paragraph" style:parent-style-name="List_20_Paragraph" style:list-style-name="WWNum17"/>
    <style:style style:name="P21" style:family="paragraph" style:parent-style-name="List_20_Paragraph">
      <style:paragraph-properties fo:margin-left="0cm" fo:margin-right="0cm" fo:margin-top="0cm" fo:margin-bottom="0cm" style:contextual-spacing="true" fo:text-align="start" style:justify-single-word="false" fo:orphans="2" fo:widows="2" fo:text-indent="0cm" style:auto-text-indent="false"/>
      <style:text-properties style:font-name="Calibri" fo:font-size="12pt" fo:language="fr" fo:country="FR" fo:font-weight="normal" style:letter-kerning="false" style:font-name-asian="Calibri2" style:font-size-asian="12pt" style:language-asian="en" style:country-asian="US" style:font-weight-asian="normal" style:font-size-complex="12pt" style:language-complex="ar" style:country-complex="SA" style:font-weight-complex="normal"/>
    </style:style>
    <style:style style:name="P22" style:family="paragraph" style:parent-style-name="Standard">
      <style:paragraph-properties fo:padding-left="0.388cm" fo:padding-right="0cm" fo:padding-top="0cm" fo:padding-bottom="0cm" fo:border-left="1.5pt solid #4472c4" fo:border-right="none" fo:border-top="none" fo:border-bottom="none">
        <style:tab-stops>
          <style:tab-stop style:position="6.385cm"/>
          <style:tab-stop style:position="6.992cm"/>
        </style:tab-stops>
      </style:paragraph-properties>
    </style:style>
    <style:style style:name="P23" style:family="paragraph" style:parent-style-name="Standard">
      <style:text-properties fo:language="fr" fo:country="FR"/>
    </style:style>
    <style:style style:name="P24" style:family="paragraph" style:parent-style-name="Standard">
      <style:paragraph-properties fo:text-align="justify" style:justify-single-word="false"/>
    </style:style>
    <style:style style:name="P25"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style:letter-kerning="false" style:font-name-asian="Calibri2" style:font-size-asian="12pt" style:language-asian="en" style:country-asian="US" style:font-weight-asian="bold" style:font-size-complex="12pt" style:language-complex="ar" style:country-complex="SA" style:font-weight-complex="bold"/>
    </style:style>
    <style:style style:name="P26"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paragraph-rsid="003100e5" style:letter-kerning="false" style:font-name-asian="Calibri2" style:font-size-asian="12pt" style:language-asian="en" style:country-asian="US" style:font-weight-asian="bold" style:font-size-complex="12pt" style:language-complex="ar" style:country-complex="SA" style:font-weight-complex="bold"/>
    </style:style>
    <style:style style:name="P27"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paragraph-rsid="00769732" style:letter-kerning="false" style:font-name-asian="Calibri2" style:font-size-asian="12pt" style:language-asian="en" style:country-asian="US" style:font-weight-asian="bold" style:font-size-complex="12pt" style:language-complex="ar" style:country-complex="SA" style:font-weight-complex="bold"/>
    </style:style>
    <style:style style:name="P28" style:family="paragraph" style:parent-style-name="Standard">
      <style:paragraph-properties fo:margin-top="0cm" fo:margin-bottom="0cm" style:contextual-spacing="false" fo:text-align="center" style:justify-single-word="false" fo:orphans="2" fo:widows="2"/>
      <style:text-properties style:font-name="Calibri" fo:font-size="12pt" fo:language="en" fo:country="US" style:letter-kerning="false" style:font-name-asian="Calibri2" style:font-size-asian="12pt" style:language-asian="en" style:country-asian="US" style:font-size-complex="12pt" style:language-complex="ar" style:country-complex="SA"/>
    </style:style>
    <style:style style:name="P29" style:family="paragraph" style:parent-style-name="Standard">
      <style:paragraph-properties fo:margin-top="0cm" fo:margin-bottom="0cm" style:contextual-spacing="false" fo:text-align="end" style:justify-single-word="false" fo:orphans="2" fo:widows="2"/>
      <style:text-properties style:font-name="Calibri" fo:font-size="12pt" fo:language="en" fo:country="US" style:letter-kerning="false" style:font-name-asian="Calibri2" style:font-size-asian="12pt" style:language-asian="en" style:country-asian="US" style:font-size-complex="12pt" style:language-complex="ar" style:country-complex="SA"/>
    </style:style>
    <style:style style:name="P30"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style:letter-kerning="false" style:font-name-asian="Calibri2" style:font-size-asian="12pt" style:language-asian="en" style:country-asian="US" style:font-size-complex="12pt" style:language-complex="ar" style:country-complex="SA"/>
    </style:style>
    <style:style style:name="P31"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style:letter-kerning="false" style:font-name-asian="Calibri2" style:font-size-asian="12pt" style:language-asian="en" style:country-asian="US" style:font-weight-asian="normal" style:font-size-complex="12pt" style:language-complex="ar" style:country-complex="SA" style:font-weight-complex="normal"/>
    </style:style>
    <style:style style:name="P32"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paragraph-rsid="006d7c04" style:letter-kerning="false" style:font-name-asian="Calibri2" style:font-size-asian="12pt" style:language-asian="en" style:country-asian="US" style:font-weight-asian="normal" style:font-size-complex="12pt" style:language-complex="ar" style:country-complex="SA" style:font-weight-complex="normal"/>
    </style:style>
    <style:style style:name="P33"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paragraph-rsid="006ec75f" style:letter-kerning="false" style:font-name-asian="Calibri2" style:font-size-asian="12pt" style:language-asian="en" style:country-asian="US" style:font-weight-asian="normal" style:font-size-complex="12pt" style:language-complex="ar" style:country-complex="SA" style:font-weight-complex="normal"/>
    </style:style>
    <style:style style:name="P34"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1f5aad" officeooo:paragraph-rsid="001f5aad" style:letter-kerning="false" style:font-name-asian="Calibri2" style:font-size-asian="12pt" style:language-asian="en" style:country-asian="US" style:font-weight-asian="normal" style:font-size-complex="12pt" style:language-complex="ar" style:country-complex="SA" style:font-weight-complex="normal"/>
    </style:style>
    <style:style style:name="P35"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217541" officeooo:paragraph-rsid="00217541" style:letter-kerning="false" style:font-name-asian="Calibri2" style:font-size-asian="12pt" style:language-asian="en" style:country-asian="US" style:font-weight-asian="normal" style:font-size-complex="12pt" style:language-complex="ar" style:country-complex="SA" style:font-weight-complex="normal"/>
    </style:style>
    <style:style style:name="P36"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3ac77c" officeooo:paragraph-rsid="003ac77c" style:letter-kerning="false" style:font-name-asian="Calibri2" style:font-size-asian="12pt" style:language-asian="en" style:country-asian="US" style:font-weight-asian="normal" style:font-size-complex="12pt" style:language-complex="ar" style:country-complex="SA" style:font-weight-complex="normal"/>
    </style:style>
    <style:style style:name="P37"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42c9d1" officeooo:paragraph-rsid="0042c9d1" style:letter-kerning="false" style:font-name-asian="Calibri2" style:font-size-asian="12pt" style:language-asian="en" style:country-asian="US" style:font-weight-asian="normal" style:font-size-complex="12pt" style:language-complex="ar" style:country-complex="SA" style:font-weight-complex="normal"/>
    </style:style>
    <style:style style:name="P38"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4cbd6c" officeooo:paragraph-rsid="004cbd6c" style:letter-kerning="false" style:font-name-asian="Calibri2" style:font-size-asian="12pt" style:language-asian="en" style:country-asian="US" style:font-weight-asian="normal" style:font-size-complex="12pt" style:language-complex="ar" style:country-complex="SA" style:font-weight-complex="normal"/>
    </style:style>
    <style:style style:name="P39"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4cbd6c" officeooo:paragraph-rsid="004e4795" style:letter-kerning="false" style:font-name-asian="Calibri2" style:font-size-asian="12pt" style:language-asian="en" style:country-asian="US" style:font-weight-asian="normal" style:font-size-complex="12pt" style:language-complex="ar" style:country-complex="SA" style:font-weight-complex="normal"/>
    </style:style>
    <style:style style:name="P40"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5977ff" officeooo:paragraph-rsid="005977ff" style:letter-kerning="false" style:font-name-asian="Calibri2" style:font-size-asian="12pt" style:language-asian="en" style:country-asian="US" style:font-weight-asian="normal" style:font-size-complex="12pt" style:language-complex="ar" style:country-complex="SA" style:font-weight-complex="normal"/>
    </style:style>
    <style:style style:name="P41"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5ddd91" officeooo:paragraph-rsid="005ddd91" style:letter-kerning="false" style:font-name-asian="Calibri2" style:font-size-asian="12pt" style:language-asian="en" style:country-asian="US" style:font-weight-asian="normal" style:font-size-complex="12pt" style:language-complex="ar" style:country-complex="SA" style:font-weight-complex="normal"/>
    </style:style>
    <style:style style:name="P42"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674048" officeooo:paragraph-rsid="00674048" style:letter-kerning="false" style:font-name-asian="Calibri2" style:font-size-asian="12pt" style:language-asian="en" style:country-asian="US" style:font-weight-asian="normal" style:font-size-complex="12pt" style:language-complex="ar" style:country-complex="SA" style:font-weight-complex="normal"/>
    </style:style>
    <style:style style:name="P43"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6a67e0" officeooo:paragraph-rsid="006a67e0" style:letter-kerning="false" style:font-name-asian="Calibri2" style:font-size-asian="12pt" style:language-asian="en" style:country-asian="US" style:font-weight-asian="normal" style:font-size-complex="12pt" style:language-complex="ar" style:country-complex="SA" style:font-weight-complex="normal"/>
    </style:style>
    <style:style style:name="P44"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883b99" officeooo:paragraph-rsid="00883b99" style:letter-kerning="false" style:font-name-asian="Calibri2" style:font-size-asian="12pt" style:language-asian="en" style:country-asian="US" style:font-weight-asian="normal" style:font-size-complex="12pt" style:language-complex="ar" style:country-complex="SA" style:font-weight-complex="normal"/>
    </style:style>
    <style:style style:name="P45"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style:letter-kerning="false" style:font-name-asian="Calibri2" style:font-size-asian="12pt" style:language-asian="en" style:country-asian="US" style:font-weight-asian="bold" style:font-size-complex="12pt" style:language-complex="ar" style:country-complex="SA" style:font-weight-complex="bold"/>
    </style:style>
    <style:style style:name="P46"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paragraph-rsid="0035b9a0" style:letter-kerning="false" style:font-name-asian="Calibri2" style:font-size-asian="12pt" style:language-asian="en" style:country-asian="US" style:font-weight-asian="bold" style:font-size-complex="12pt" style:language-complex="ar" style:country-complex="SA" style:font-weight-complex="bold"/>
    </style:style>
    <style:style style:name="P47" style:family="paragraph" style:parent-style-name="Standard">
      <style:paragraph-properties fo:margin-left="2.54cm" fo:margin-right="0cm" fo:margin-top="0cm" fo:margin-bottom="0cm" style:contextual-spacing="false" fo:text-align="start" style:justify-single-word="false" fo:orphans="2" fo:widows="2" fo:text-indent="0cm" style:auto-text-indent="false"/>
      <style:text-properties style:font-name="Calibri" fo:font-size="12pt" fo:language="fr" fo:country="FR" fo:font-weight="bold" style:letter-kerning="false" style:font-name-asian="Calibri2" style:font-size-asian="12pt" style:language-asian="en" style:country-asian="US" style:font-weight-asian="bold" style:font-size-complex="12pt" style:language-complex="ar" style:country-complex="SA" style:font-weight-complex="bold"/>
    </style:style>
    <style:style style:name="P48"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rsid="00371b40" officeooo:paragraph-rsid="00371b40" style:letter-kerning="false" style:font-name-asian="Calibri2" style:font-size-asian="12pt" style:language-asian="en" style:country-asian="US" style:font-weight-asian="bold" style:font-size-complex="12pt" style:language-complex="ar" style:country-complex="SA" style:font-weight-complex="bold"/>
    </style:style>
    <style:style style:name="P49"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rsid="00376b37" officeooo:paragraph-rsid="00376b37" style:letter-kerning="false" style:font-name-asian="Calibri2" style:font-size-asian="12pt" style:language-asian="en" style:country-asian="US" style:font-weight-asian="bold" style:font-size-complex="12pt" style:language-complex="ar" style:country-complex="SA" style:font-weight-complex="bold"/>
    </style:style>
    <style:style style:name="P50"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rsid="00452a69" officeooo:paragraph-rsid="00452a69" style:letter-kerning="false" style:font-name-asian="Calibri2" style:font-size-asian="12pt" style:language-asian="en" style:country-asian="US" style:font-weight-asian="bold" style:font-size-complex="12pt" style:language-complex="ar" style:country-complex="SA" style:font-weight-complex="bold"/>
    </style:style>
    <style:style style:name="P51"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rsid="00464054" officeooo:paragraph-rsid="00464054" style:letter-kerning="false" style:font-name-asian="Calibri2" style:font-size-asian="12pt" style:language-asian="en" style:country-asian="US" style:font-weight-asian="bold" style:font-size-complex="12pt" style:language-complex="ar" style:country-complex="SA" style:font-weight-complex="bold"/>
    </style:style>
    <style:style style:name="P52"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rsid="0046dda9" officeooo:paragraph-rsid="0046dda9" style:letter-kerning="false" style:font-name-asian="Calibri2" style:font-size-asian="12pt" style:language-asian="en" style:country-asian="US" style:font-weight-asian="bold" style:font-size-complex="12pt" style:language-complex="ar" style:country-complex="SA" style:font-weight-complex="bold"/>
    </style:style>
    <style:style style:name="P53"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rsid="0051a80a" officeooo:paragraph-rsid="0051a80a" style:letter-kerning="false" style:font-name-asian="Calibri2" style:font-size-asian="12pt" style:language-asian="en" style:country-asian="US" style:font-weight-asian="bold" style:font-size-complex="12pt" style:language-complex="ar" style:country-complex="SA" style:font-weight-complex="bold"/>
    </style:style>
    <style:style style:name="P54"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rsid="006800e6" officeooo:paragraph-rsid="006800e6" style:letter-kerning="false" style:font-name-asian="Calibri2" style:font-size-asian="12pt" style:language-asian="en" style:country-asian="US" style:font-weight-asian="bold" style:font-size-complex="12pt" style:language-complex="ar" style:country-complex="SA" style:font-weight-complex="bold"/>
    </style:style>
    <style:style style:name="P55"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rsid="00769732" officeooo:paragraph-rsid="00769732" style:letter-kerning="false" style:font-name-asian="Calibri2" style:font-size-asian="12pt" style:language-asian="en" style:country-asian="US" style:font-weight-asian="bold" style:font-size-complex="12pt" style:language-complex="ar" style:country-complex="SA" style:font-weight-complex="bold"/>
    </style:style>
    <style:style style:name="P56"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rsid="007a6fd5" officeooo:paragraph-rsid="007a6fd5" style:letter-kerning="false" style:font-name-asian="Calibri2" style:font-size-asian="12pt" style:language-asian="en" style:country-asian="US" style:font-weight-asian="bold" style:font-size-complex="12pt" style:language-complex="ar" style:country-complex="SA" style:font-weight-complex="bold"/>
    </style:style>
    <style:style style:name="P57"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rsid="007d877e" officeooo:paragraph-rsid="007d877e" style:letter-kerning="false" style:font-name-asian="Calibri2" style:font-size-asian="12pt" style:language-asian="en" style:country-asian="US" style:font-weight-asian="bold" style:font-size-complex="12pt" style:language-complex="ar" style:country-complex="SA" style:font-weight-complex="bold"/>
    </style:style>
    <style:style style:name="P58"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rsid="007e37eb" officeooo:paragraph-rsid="007e37eb" style:letter-kerning="false" style:font-name-asian="Calibri2" style:font-size-asian="12pt" style:language-asian="en" style:country-asian="US" style:font-weight-asian="bold" style:font-size-complex="12pt" style:language-complex="ar" style:country-complex="SA" style:font-weight-complex="bold"/>
    </style:style>
    <style:style style:name="P59"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rsid="00803a8d" officeooo:paragraph-rsid="00803a8d" style:letter-kerning="false" style:font-name-asian="Calibri2" style:font-size-asian="12pt" style:language-asian="en" style:country-asian="US" style:font-weight-asian="bold" style:font-size-complex="12pt" style:language-complex="ar" style:country-complex="SA" style:font-weight-complex="bold"/>
    </style:style>
    <style:style style:name="P60"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rsid="0082394b" officeooo:paragraph-rsid="0082394b" style:letter-kerning="false" style:font-name-asian="Calibri2" style:font-size-asian="12pt" style:language-asian="en" style:country-asian="US" style:font-weight-asian="bold" style:font-size-complex="12pt" style:language-complex="ar" style:country-complex="SA" style:font-weight-complex="bold"/>
    </style:style>
    <style:style style:name="P61"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rsid="00833890" officeooo:paragraph-rsid="00833890" style:letter-kerning="false" style:font-name-asian="Calibri2" style:font-size-asian="12pt" style:language-asian="en" style:country-asian="US" style:font-weight-asian="bold" style:font-size-complex="12pt" style:language-complex="ar" style:country-complex="SA" style:font-weight-complex="bold"/>
    </style:style>
    <style:style style:name="P62"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officeooo:rsid="00217541" officeooo:paragraph-rsid="00217541" style:letter-kerning="false" style:font-name-asian="Calibri2" style:font-size-asian="12pt" style:language-asian="en" style:country-asian="US" style:font-size-complex="12pt" style:language-complex="ar" style:country-complex="SA"/>
    </style:style>
    <style:style style:name="P63"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style:letter-kerning="false" style:font-name-asian="Calibri2" style:font-size-asian="12pt" style:language-asian="en" style:country-asian="US" style:font-size-complex="12pt" style:language-complex="ar" style:country-complex="SA"/>
    </style:style>
    <style:style style:name="P64"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officeooo:paragraph-rsid="0035b9a0" style:letter-kerning="false" style:font-name-asian="Calibri2" style:font-size-asian="12pt" style:language-asian="en" style:country-asian="US" style:font-size-complex="12pt" style:language-complex="ar" style:country-complex="SA"/>
    </style:style>
    <style:style style:name="P65"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officeooo:rsid="0022abdf" officeooo:paragraph-rsid="0022abdf" style:letter-kerning="false" style:font-name-asian="Calibri2" style:font-size-asian="12pt" style:language-asian="en" style:country-asian="US" style:font-size-complex="12pt" style:language-complex="ar" style:country-complex="SA"/>
    </style:style>
    <style:style style:name="P66"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officeooo:rsid="002a29c1" officeooo:paragraph-rsid="002a29c1" style:letter-kerning="false" style:font-name-asian="Calibri2" style:font-size-asian="12pt" style:language-asian="en" style:country-asian="US" style:font-size-complex="12pt" style:language-complex="ar" style:country-complex="SA"/>
    </style:style>
    <style:style style:name="P67"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officeooo:rsid="0024a455" officeooo:paragraph-rsid="0024a455" style:letter-kerning="false" style:font-name-asian="Calibri2" style:font-size-asian="12pt" style:language-asian="en" style:country-asian="US" style:font-size-complex="12pt" style:language-complex="ar" style:country-complex="SA"/>
    </style:style>
    <style:style style:name="P68"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officeooo:rsid="002f6a37" officeooo:paragraph-rsid="002f6a37" style:letter-kerning="false" style:font-name-asian="Calibri2" style:font-size-asian="12pt" style:language-asian="en" style:country-asian="US" style:font-size-complex="12pt" style:language-complex="ar" style:country-complex="SA"/>
    </style:style>
    <style:style style:name="P69"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officeooo:rsid="0032f586" officeooo:paragraph-rsid="0032f586" style:letter-kerning="false" style:font-name-asian="Calibri2" style:font-size-asian="12pt" style:language-asian="en" style:country-asian="US" style:font-size-complex="12pt" style:language-complex="ar" style:country-complex="SA"/>
    </style:style>
    <style:style style:name="P70"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officeooo:rsid="003100e5" officeooo:paragraph-rsid="003100e5" style:letter-kerning="false" style:font-name-asian="Calibri2" style:font-size-asian="12pt" style:language-asian="en" style:country-asian="US" style:font-size-complex="12pt" style:language-complex="ar" style:country-complex="SA"/>
    </style:style>
    <style:style style:name="P71"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officeooo:rsid="00340807" officeooo:paragraph-rsid="00340807" style:letter-kerning="false" style:font-name-asian="Calibri2" style:font-size-asian="12pt" style:language-asian="en" style:country-asian="US" style:font-size-complex="12pt" style:language-complex="ar" style:country-complex="SA"/>
    </style:style>
    <style:style style:name="P72"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officeooo:rsid="007a6fd5" officeooo:paragraph-rsid="007a6fd5" style:letter-kerning="false" style:font-name-asian="Calibri2" style:font-size-asian="12pt" style:language-asian="en" style:country-asian="US" style:font-size-complex="12pt" style:language-complex="ar" style:country-complex="SA"/>
    </style:style>
    <style:style style:name="P73"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officeooo:rsid="007b308e" officeooo:paragraph-rsid="007b308e" style:letter-kerning="false" style:font-name-asian="Calibri2" style:font-size-asian="12pt" style:language-asian="en" style:country-asian="US" style:font-size-complex="12pt" style:language-complex="ar" style:country-complex="SA"/>
    </style:style>
    <style:style style:name="P74" style:family="paragraph" style:parent-style-name="Standard">
      <style:paragraph-properties fo:margin-top="0cm" fo:margin-bottom="0cm" style:contextual-spacing="false" fo:text-align="start" style:justify-single-word="false" fo:orphans="2" fo:widows="2"/>
      <style:text-properties officeooo:paragraph-rsid="0024a455"/>
    </style:style>
    <style:style style:name="P75" style:family="paragraph" style:parent-style-name="Standard">
      <style:paragraph-properties fo:margin-top="0cm" fo:margin-bottom="0cm" style:contextual-spacing="false" fo:text-align="start" style:justify-single-word="false" fo:orphans="2" fo:widows="2"/>
      <style:text-properties officeooo:paragraph-rsid="002bfb77"/>
    </style:style>
    <style:style style:name="P76" style:family="paragraph" style:parent-style-name="Standard">
      <style:paragraph-properties fo:margin-top="0cm" fo:margin-bottom="0cm" style:contextual-spacing="false" fo:text-align="start" style:justify-single-word="false" fo:orphans="2" fo:widows="2"/>
    </style:style>
    <style:style style:name="T1" style:family="text">
      <style:text-properties fo:color="#2f5496" loext:opacity="100%" style:font-name="Calibri Light" fo:font-size="13pt" style:font-size-asian="13pt" style:font-size-complex="13pt"/>
    </style:style>
    <style:style style:name="T2" style:family="text">
      <style:text-properties fo:text-transform="uppercase" fo:color="#4472c4" loext:opacity="100%"/>
    </style:style>
    <style:style style:name="T3" style:family="text">
      <style:text-properties fo:text-transform="uppercase" fo:color="#4472c4" loext:opacity="100%" style:font-name-complex="Calibri2"/>
    </style:style>
    <style:style style:name="T4" style:family="text">
      <style:text-properties fo:language="fr" fo:country="FR"/>
    </style:style>
    <style:style style:name="T5" style:family="text">
      <style:text-properties fo:language="fr" fo:country="FR" fo:font-weight="normal" style:font-weight-asian="normal" style:font-weight-complex="normal"/>
    </style:style>
    <style:style style:name="T6" style:family="text">
      <style:text-properties fo:language="fr" fo:country="FR" fo:font-weight="normal" officeooo:rsid="005ddd91" style:font-weight-asian="normal" style:font-weight-complex="normal"/>
    </style:style>
    <style:style style:name="T7" style:family="text">
      <style:text-properties fo:language="fr" fo:country="FR" fo:font-weight="bold" style:font-weight-asian="bold" style:font-weight-complex="bold"/>
    </style:style>
    <style:style style:name="T8" style:family="text">
      <style:text-properties fo:language="fr" fo:country="FR" officeooo:rsid="0032f586"/>
    </style:style>
    <style:style style:name="T9" style:family="text">
      <style:text-properties fo:language="fr" fo:country="FR" officeooo:rsid="0035b9a0"/>
    </style:style>
    <style:style style:name="T10" style:family="text">
      <style:text-properties fo:language="fr" fo:country="FR" officeooo:rsid="00362a88"/>
    </style:style>
    <style:style style:name="T11" style:family="text">
      <style:text-properties fo:language="fr" fo:country="FR" officeooo:rsid="0062b2e5"/>
    </style:style>
    <style:style style:name="T12" style:family="text">
      <style:text-properties fo:language="fr" fo:country="FR" officeooo:rsid="0077b0dc"/>
    </style:style>
    <style:style style:name="T13" style:family="text">
      <style:text-properties style:text-position="super 58%" fo:language="fr" fo:country="FR"/>
    </style:style>
    <style:style style:name="T14" style:family="text">
      <style:text-properties officeooo:rsid="001f5aad"/>
    </style:style>
    <style:style style:name="T15" style:family="text">
      <style:text-properties officeooo:rsid="001fe8ba"/>
    </style:style>
    <style:style style:name="T16" style:family="text">
      <style:text-properties officeooo:rsid="00207f83"/>
    </style:style>
    <style:style style:name="T17" style:family="text">
      <style:text-properties officeooo:rsid="0022fdc9"/>
    </style:style>
    <style:style style:name="T18" style:family="text">
      <style:text-properties officeooo:rsid="002515ae"/>
    </style:style>
    <style:style style:name="T19" style:family="text">
      <style:text-properties officeooo:rsid="0025b544"/>
    </style:style>
    <style:style style:name="T20" style:family="text">
      <style:text-properties style:font-name="Calibri" fo:font-size="12pt" fo:language="fr" fo:country="FR" officeooo:rsid="0024a455" style:letter-kerning="false" style:font-name-asian="Calibri2" style:font-size-asian="12pt" style:language-asian="en" style:country-asian="US" style:font-size-complex="12pt" style:language-complex="ar" style:country-complex="SA"/>
    </style:style>
    <style:style style:name="T21" style:family="text">
      <style:text-properties style:font-name="Calibri" fo:font-size="12pt" fo:language="fr" fo:country="FR" officeooo:rsid="002bfb77" style:letter-kerning="false" style:font-name-asian="Calibri2" style:font-size-asian="12pt" style:language-asian="en" style:country-asian="US" style:font-size-complex="12pt" style:language-complex="ar" style:country-complex="SA"/>
    </style:style>
    <style:style style:name="T22" style:family="text">
      <style:text-properties style:font-name="Calibri" fo:font-size="12pt" fo:language="fr" fo:country="FR" fo:font-weight="normal" officeooo:rsid="005ddd91" style:letter-kerning="false" style:font-name-asian="Calibri2" style:font-size-asian="12pt" style:language-asian="en" style:country-asian="US" style:font-weight-asian="normal" style:font-size-complex="12pt" style:language-complex="ar" style:country-complex="SA" style:font-weight-complex="normal"/>
    </style:style>
    <style:style style:name="T23" style:family="text">
      <style:text-properties officeooo:rsid="002ed7a9"/>
    </style:style>
    <style:style style:name="T24" style:family="text">
      <style:text-properties officeooo:rsid="002f318e"/>
    </style:style>
    <style:style style:name="T25" style:family="text">
      <style:text-properties officeooo:rsid="002f6a37"/>
    </style:style>
    <style:style style:name="T26" style:family="text">
      <style:text-properties officeooo:rsid="003d1d54"/>
    </style:style>
    <style:style style:name="T27" style:family="text">
      <style:text-properties officeooo:rsid="00415219"/>
    </style:style>
    <style:style style:name="T28" style:family="text">
      <style:text-properties officeooo:rsid="0041fa0d"/>
    </style:style>
    <style:style style:name="T29" style:family="text">
      <style:text-properties officeooo:rsid="0042c9d1"/>
    </style:style>
    <style:style style:name="T30" style:family="text">
      <style:text-properties officeooo:rsid="0045f69c"/>
    </style:style>
    <style:style style:name="T31" style:family="text">
      <style:text-properties officeooo:rsid="00464054"/>
    </style:style>
    <style:style style:name="T32" style:family="text">
      <style:text-properties officeooo:rsid="00465f19"/>
    </style:style>
    <style:style style:name="T33" style:family="text">
      <style:text-properties officeooo:rsid="004b6ed9"/>
    </style:style>
    <style:style style:name="T34" style:family="text">
      <style:text-properties officeooo:rsid="004e4795"/>
    </style:style>
    <style:style style:name="T35" style:family="text">
      <style:text-properties officeooo:rsid="00508f4a"/>
    </style:style>
    <style:style style:name="T36" style:family="text">
      <style:text-properties officeooo:rsid="0051f913"/>
    </style:style>
    <style:style style:name="T37" style:family="text">
      <style:text-properties officeooo:rsid="00551c52"/>
    </style:style>
    <style:style style:name="T38" style:family="text">
      <style:text-properties officeooo:rsid="005b0fb8"/>
    </style:style>
    <style:style style:name="T39" style:family="text">
      <style:text-properties officeooo:rsid="005cab4a"/>
    </style:style>
    <style:style style:name="T40" style:family="text">
      <style:text-properties fo:font-weight="bold" style:font-weight-asian="bold" style:font-weight-complex="bold"/>
    </style:style>
    <style:style style:name="T41" style:family="text">
      <style:text-properties officeooo:rsid="006462a9"/>
    </style:style>
    <style:style style:name="T42" style:family="text">
      <style:text-properties officeooo:rsid="00678fc6"/>
    </style:style>
    <style:style style:name="T43" style:family="text">
      <style:text-properties officeooo:rsid="00692428"/>
    </style:style>
    <style:style style:name="T44" style:family="text">
      <style:text-properties officeooo:rsid="006a67e0"/>
    </style:style>
    <style:style style:name="T45" style:family="text">
      <style:text-properties officeooo:rsid="006f86e3"/>
    </style:style>
    <style:style style:name="T46" style:family="text">
      <style:text-properties officeooo:rsid="007098b0"/>
    </style:style>
    <style:style style:name="T47" style:family="text">
      <style:text-properties officeooo:rsid="007114cb"/>
    </style:style>
    <style:style style:name="T48" style:family="text">
      <style:text-properties officeooo:rsid="007cad48"/>
    </style:style>
    <style:style style:name="T49" style:family="text">
      <style:text-properties fo:font-weight="normal" style:font-weight-asian="normal" style:font-weight-complex="normal"/>
    </style:style>
    <style:style style:name="T50" style:family="text">
      <style:text-properties fo:font-weight="normal" officeooo:rsid="0039584a" style:font-weight-asian="normal" style:font-weight-complex="normal"/>
    </style:style>
    <style:style style:name="T51" style:family="text">
      <style:text-properties officeooo:rsid="007ef16e"/>
    </style:style>
    <style:style style:name="T52" style:family="text">
      <style:text-properties officeooo:rsid="007f3e21"/>
    </style:style>
    <style:style style:name="T53" style:family="text">
      <style:text-properties officeooo:rsid="0083d1c7"/>
    </style:style>
    <style:style style:name="T54" style:family="text">
      <style:text-properties officeooo:rsid="008500f6"/>
    </style:style>
    <style:style style:name="T55"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loext:marker-style-name="T4"><text:span text:style-name="T4">Assembleur</text:span><text:span text:style-name="T4"/></text:p>
      <text:p text:style-name="P17" loext:marker-style-name="T4"><text:span text:style-name="T4">TP 1 </text:span><text:span text:style-name="T4"/></text:p>
      <text:h text:style-name="Heading_20_1" text:outline-level="1" loext:marker-style-name="T4"><text:span text:style-name="T4">Objectif :</text:span><text:span text:style-name="T4"/></text:h>
      <text:p text:style-name="P23" loext:marker-style-name="T4"/>
      <text:p text:style-name="P24" loext:marker-style-name="T4"><text:span text:style-name="T4">L’objectif de ce TP est de réviser les connaissances en C et de se familiariser avec le jeu d’instruction x86 32bits.</text:span><text:span text:style-name="T4"/></text:p>
      <text:h text:style-name="Heading_20_1" text:outline-level="1" loext:marker-style-name="T4"><text:span text:style-name="T4">Prérequis : </text:span><text:span text:style-name="T4"/></text:h>
      <text:p text:style-name="P23" loext:marker-style-name="T4"/>
      <text:list text:style-name="WWNum17">
        <text:list-item>
          <text:p text:style-name="P20" loext:marker-style-name="T4"><text:span text:style-name="T4">Connaissances en C </text:span><text:span text:style-name="T4"/></text:p>
        </text:list-item>
      </text:list>
      <text:h text:style-name="Heading_20_1" text:outline-level="1" loext:marker-style-name="T4"><text:span text:style-name="T4">Étape 1 : Révision de C</text:span><text:span text:style-name="T4"/></text:h>
      <text:p text:style-name="P23" loext:marker-style-name="T4"/>
      <table:table table:name="Table1" table:style-name="Table1">
        <table:table-column table:style-name="Table1.A"/>
        <table:table-row table:style-name="Table1.1">
          <table:table-cell table:style-name="Table1.A1" office:value-type="string">
            <text:p text:style-name="P25" loext:marker-style-name="T4"><text:span text:style-name="T4">Quels sont les types de base du langage C ?</text:span><text:span text:style-name="T4"/></text:p>
          </table:table-cell>
        </table:table-row>
        <table:table-row table:style-name="Table1.1">
          <table:table-cell table:style-name="Table1.A2" office:value-type="string">
            <text:p text:style-name="P2" loext:marker-style-name="T5"/>
            <text:p text:style-name="P34" loext:marker-style-name="T5">Int, long, char, float, ...</text:p>
            <text:p text:style-name="P45" loext:marker-style-name="T4"/>
          </table:table-cell>
        </table:table-row>
      </table:table>
      <text:p text:style-name="P23" loext:marker-style-name="T4"/>
      <table:table table:name="Table2" table:style-name="Table2">
        <table:table-column table:style-name="Table2.A"/>
        <table:table-row table:style-name="Table2.1">
          <table:table-cell table:style-name="Table2.A1" office:value-type="string">
            <text:p text:style-name="P25" loext:marker-style-name="T4"><text:span text:style-name="T4">Combien d’octets sont utilisés pour encoder les types sur une architecture 32 bits ?</text:span><text:span text:style-name="T4"/></text:p>
          </table:table-cell>
        </table:table-row>
        <table:table-row table:style-name="Table2.1">
          <table:table-cell table:style-name="Table2.A2" office:value-type="string">
            <text:p text:style-name="P2" loext:marker-style-name="T5">int et long sont de 4 octets, char est d'1 octet <text:span text:style-name="T14">et</text:span> float est de 4 octets.</text:p>
            <text:p text:style-name="P45" loext:marker-style-name="T4"/>
            <text:p text:style-name="P45" loext:marker-style-name="T4"/>
          </table:table-cell>
        </table:table-row>
        <table:table-row table:style-name="Table2.1">
          <table:table-cell table:style-name="Table2.A2" office:value-type="string">
            <text:p text:style-name="P25" loext:marker-style-name="T4"><text:span text:style-name="T4">Quelle est la taille d’un pointeur ?</text:span><text:span text:style-name="T4"/></text:p>
          </table:table-cell>
        </table:table-row>
        <table:table-row table:style-name="Table2.1">
          <table:table-cell table:style-name="Table2.A2" office:value-type="string">
            <text:p text:style-name="P34" loext:marker-style-name="T5">4 octets</text:p>
            <text:p text:style-name="P45" loext:marker-style-name="T4"/>
            <text:p text:style-name="P45" loext:marker-style-name="T4"/>
          </table:table-cell>
        </table:table-row>
      </table:table>
      <text:p text:style-name="P23" loext:marker-style-name="T4"/>
      <table:table table:name="Table3" table:style-name="Table3">
        <table:table-column table:style-name="Table3.A"/>
        <table:table-row table:style-name="Table3.1">
          <table:table-cell table:style-name="Table3.A1" office:value-type="string">
            <text:p text:style-name="P25" loext:marker-style-name="T4"><text:span text:style-name="T4">Quel est le bit utilisé pour stocker le signe d’un entier ?</text:span><text:span text:style-name="T4"/></text:p>
          </table:table-cell>
        </table:table-row>
        <table:table-row table:style-name="Table3.1">
          <table:table-cell table:style-name="Table3.A2" office:value-type="string">
            <text:p text:style-name="P45" loext:marker-style-name="T4"/>
            <text:p text:style-name="P2"><text:span text:style-name="T15">Le </text:span>bit de signe est le bit le plus significatif (MSB), <text:span text:style-name="T16">c’est celui qui définit le signe d’un entier</text:span></text:p>
            <text:p text:style-name="P2" loext:marker-style-name="T5"/>
          </table:table-cell>
        </table:table-row>
      </table:table>
      <text:p text:style-name="P23" loext:marker-style-name="T4"/>
      <table:table table:name="Table4" table:style-name="Table4">
        <table:table-column table:style-name="Table4.A"/>
        <table:table-row table:style-name="Table4.1">
          <table:table-cell table:style-name="Table4.A1" office:value-type="string">
            <text:p text:style-name="P25" loext:marker-style-name="T4"><text:span text:style-name="T4">Quel est la différence entre un ‘’signed int’’ et ‘’unsigned int’’ ?</text:span><text:span text:style-name="T4"/></text:p>
          </table:table-cell>
        </table:table-row>
        <table:table-row table:style-name="Table4.1">
          <table:table-cell table:style-name="Table4.A2" office:value-type="string">
            <text:p text:style-name="P2"/>
            <text:p text:style-name="P2">'signed int' peut stocker des nombres positifs et négatifs, 'unsigned int' ne peut stocker que des nombres positifs.</text:p>
          </table:table-cell>
        </table:table-row>
      </table:table>
      <text:p text:style-name="P23" loext:marker-style-name="T4"/>
      <table:table table:name="Table5" table:style-name="Table5">
        <table:table-column table:style-name="Table5.A"/>
        <table:table-row table:style-name="Table5.1">
          <table:table-cell table:style-name="Table5.A1" office:value-type="string">
            <text:p text:style-name="P25" loext:marker-style-name="T4"><text:span text:style-name="T4">Par quoi se termine une chaine de caractère en C ?</text:span><text:span text:style-name="T4"/></text:p>
          </table:table-cell>
        </table:table-row>
        <table:table-row table:style-name="Table5.1">
          <table:table-cell table:style-name="Table5.A2" office:value-type="string">
            <text:p text:style-name="P2" loext:marker-style-name="T5"/>
            <text:p text:style-name="P35">Par ‘\0’</text:p>
          </table:table-cell>
        </table:table-row>
      </table:table>
      <text:p text:style-name="P23" loext:marker-style-name="T4"/>
      <table:table table:name="Table6" table:style-name="Table6">
        <table:table-column table:style-name="Table6.A"/>
        <text:soft-page-break/>
        <table:table-row table:style-name="Table6.1">
          <table:table-cell table:style-name="Table6.A1" office:value-type="string">
            <text:p text:style-name="P25" loext:marker-style-name="T4"><text:span text:style-name="T4">Quelle est la fonction qui permet de réserver de la mémoire dynamiquement ?</text:span><text:span text:style-name="T4"/></text:p>
          </table:table-cell>
        </table:table-row>
        <table:table-row table:style-name="Table6.1">
          <table:table-cell table:style-name="Table6.A2" office:value-type="string">
            <text:p text:style-name="P45" loext:marker-style-name="T4"/>
            <text:p text:style-name="P35" loext:marker-style-name="T5">La fonction malloc.</text:p>
            <text:p text:style-name="P45" loext:marker-style-name="T4"/>
          </table:table-cell>
        </table:table-row>
      </table:table>
      <text:p text:style-name="P23" loext:marker-style-name="T4"/>
      <table:table table:name="Table8" table:style-name="Table8">
        <table:table-column table:style-name="Table8.A"/>
        <table:table-row table:style-name="Table8.1">
          <table:table-cell table:style-name="Table8.A1" office:value-type="string">
            <text:p text:style-name="P25" loext:marker-style-name="T4"><text:span text:style-name="T4">Complétez le tableau suivants</text:span><text:span text:style-name="T4"/></text:p>
          </table:table-cell>
        </table:table-row>
        <table:table-row table:style-name="Table8.1">
          <table:table-cell table:style-name="Table8.A2" office:value-type="string">
            <text:p text:style-name="P45" loext:marker-style-name="T4"/>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8" loext:marker-style-name="T7"><text:span text:style-name="T7">Fonctions en C</text:span><text:span text:style-name="T7"/></text:p>
                </table:table-cell>
                <table:table-cell table:style-name="Table7.A1" office:value-type="string">
                  <text:p text:style-name="P28" loext:marker-style-name="T7"><text:span text:style-name="T7">Définition</text:span><text:span text:style-name="T7"/></text:p>
                </table:table-cell>
                <table:table-cell table:style-name="Table7.A1" office:value-type="string">
                  <text:p text:style-name="P28" loext:marker-style-name="T7"><text:span text:style-name="T7">Valeur de retour (le cas échéant)</text:span><text:span text:style-name="T7"/></text:p>
                </table:table-cell>
              </table:table-row>
              <table:table-row table:style-name="Table7.1">
                <table:table-cell table:style-name="Table7.A1" office:value-type="string">
                  <text:p text:style-name="P29" loext:marker-style-name="T4"><text:span text:style-name="T4">SCANF</text:span><text:span text:style-name="T4"/></text:p>
                </table:table-cell>
                <table:table-cell table:style-name="Table7.A1" office:value-type="string">
                  <text:p text:style-name="P62" loext:marker-style-name="T4">Lecture des entrées utilisateurs</text:p>
                </table:table-cell>
                <table:table-cell table:style-name="Table7.A1" office:value-type="string">
                  <text:p text:style-name="P63" loext:marker-style-name="T4">Le nombre d'éléments lus.</text:p>
                </table:table-cell>
              </table:table-row>
              <table:table-row table:style-name="Table7.1">
                <table:table-cell table:style-name="Table7.A1" office:value-type="string">
                  <text:p text:style-name="P29" loext:marker-style-name="T4"><text:span text:style-name="T4">FGETC</text:span><text:span text:style-name="T4"/></text:p>
                </table:table-cell>
                <table:table-cell table:style-name="Table7.A1" office:value-type="string">
                  <text:p text:style-name="P63" loext:marker-style-name="T4">Lit un caractère depuis un fichier.</text:p>
                </table:table-cell>
                <table:table-cell table:style-name="Table7.A1" office:value-type="string">
                  <text:p text:style-name="P63" loext:marker-style-name="T4">Le caractère lu ou EOF en cas de fin de fichier.</text:p>
                </table:table-cell>
              </table:table-row>
              <table:table-row table:style-name="Table7.1">
                <table:table-cell table:style-name="Table7.A1" office:value-type="string">
                  <text:p text:style-name="P29" loext:marker-style-name="T4"><text:span text:style-name="T4">STRCPY</text:span><text:span text:style-name="T4"/></text:p>
                </table:table-cell>
                <table:table-cell table:style-name="Table7.A1" office:value-type="string">
                  <text:p text:style-name="P65" loext:marker-style-name="T4">Copy d’une c<text:span text:style-name="T18">h</text:span>aîne dans une autre</text:p>
                </table:table-cell>
                <table:table-cell table:style-name="Table7.A1" office:value-type="string">
                  <text:p text:style-name="P63" loext:marker-style-name="T4"><text:span text:style-name="T19">P</text:span>ointeur vers la chaîne de destination.</text:p>
                </table:table-cell>
              </table:table-row>
              <table:table-row table:style-name="Table7.1">
                <table:table-cell table:style-name="Table7.A1" office:value-type="string">
                  <text:p text:style-name="P29" loext:marker-style-name="T4"><text:span text:style-name="T4">STRCAT</text:span><text:span text:style-name="T4"/></text:p>
                </table:table-cell>
                <table:table-cell table:style-name="Table7.A1" office:value-type="string">
                  <text:p text:style-name="P63" loext:marker-style-name="T4">Concatèn<text:span text:style-name="T19">ation de</text:span> deux chaînes de caractères.</text:p>
                </table:table-cell>
                <table:table-cell table:style-name="Table7.A1" office:value-type="string">
                  <text:p text:style-name="P63" loext:marker-style-name="T4"><text:span text:style-name="T19">P</text:span>ointeur vers la chaîne résultante.</text:p>
                </table:table-cell>
              </table:table-row>
              <table:table-row table:style-name="Table7.1">
                <table:table-cell table:style-name="Table7.A1" office:value-type="string">
                  <text:p text:style-name="P29" loext:marker-style-name="T4"><text:span text:style-name="T4">STRCMP</text:span><text:span text:style-name="T4"/></text:p>
                </table:table-cell>
                <table:table-cell table:style-name="Table7.A1" office:value-type="string">
                  <text:p text:style-name="P65" loext:marker-style-name="T4">Comparaison d’une chaîne avec une chaîne</text:p>
                </table:table-cell>
                <table:table-cell table:style-name="Table7.A1" office:value-type="string">
                  <text:p text:style-name="P63" loext:marker-style-name="T4">Un entier négatif, 0, ou positif selon la comparaison.</text:p>
                </table:table-cell>
              </table:table-row>
              <table:table-row table:style-name="Table7.1">
                <table:table-cell table:style-name="Table7.A1" office:value-type="string">
                  <text:p text:style-name="P29" loext:marker-style-name="T4"><text:span text:style-name="T4">STRLEN</text:span><text:span text:style-name="T4"/></text:p>
                </table:table-cell>
                <table:table-cell table:style-name="Table7.A1" office:value-type="string">
                  <text:p text:style-name="P63" loext:marker-style-name="T4">Calcule la longueur d'une chaîne de caractères.</text:p>
                </table:table-cell>
                <table:table-cell table:style-name="Table7.A1" office:value-type="string">
                  <text:p text:style-name="P65" loext:marker-style-name="T4">Int : taille de la chaine <text:span text:style-name="T17">en comptant le strlen</text:span></text:p>
                </table:table-cell>
              </table:table-row>
              <table:table-row table:style-name="Table7.1">
                <table:table-cell table:style-name="Table7.A1" office:value-type="string">
                  <text:p text:style-name="P29" loext:marker-style-name="T4"><text:span text:style-name="T4">MEMCPY</text:span><text:span text:style-name="T4"/></text:p>
                </table:table-cell>
                <table:table-cell table:style-name="Table7.A1" office:value-type="string">
                  <text:p text:style-name="P74" loext:marker-style-name="T4"><text:span text:style-name="T20">Copie </text:span>une plage de mémoire d'un emplacement vers un autre.</text:p>
                </table:table-cell>
                <table:table-cell table:style-name="Table7.A1" office:value-type="string">
                  <text:p text:style-name="P66" loext:marker-style-name="T4">Pointeur vers la destination</text:p>
                </table:table-cell>
              </table:table-row>
              <table:table-row table:style-name="Table7.1">
                <table:table-cell table:style-name="Table7.A1" office:value-type="string">
                  <text:p text:style-name="P29" loext:marker-style-name="T4"><text:span text:style-name="T4">MEMCMP</text:span></text:p>
                </table:table-cell>
                <table:table-cell table:style-name="Table7.A1" office:value-type="string">
                  <text:p text:style-name="P75" loext:marker-style-name="T4"><text:span text:style-name="T21">Comparaison de</text:span> deux blocs de mémoire.</text:p>
                </table:table-cell>
                <table:table-cell table:style-name="Table7.A1" office:value-type="string">
                  <text:p text:style-name="P63" loext:marker-style-name="T4">Un entier négatif, 0, ou positif selon la comparaison.</text:p>
                </table:table-cell>
              </table:table-row>
              <table:table-row table:style-name="Table7.1">
                <table:table-cell table:style-name="Table7.A1" office:value-type="string">
                  <text:p text:style-name="P29" loext:marker-style-name="T4"><text:span text:style-name="T4">ATOI</text:span><text:span text:style-name="T4"/></text:p>
                </table:table-cell>
                <table:table-cell table:style-name="Table7.A1" office:value-type="string">
                  <text:p text:style-name="P62" loext:marker-style-name="T4">Conver<text:span text:style-name="T23">sion</text:span> <text:span text:style-name="T24">d’</text:span>une chaîne en entier.</text:p>
                </table:table-cell>
                <table:table-cell table:style-name="Table7.A1" office:value-type="string">
                  <text:p text:style-name="P63" loext:marker-style-name="T4">La valeur entière convertie.</text:p>
                </table:table-cell>
              </table:table-row>
              <table:table-row table:style-name="Table7.1">
                <table:table-cell table:style-name="Table7.A1" office:value-type="string">
                  <text:p text:style-name="P29" loext:marker-style-name="T4"><text:span text:style-name="T4">RAND</text:span><text:span text:style-name="T4"/></text:p>
                </table:table-cell>
                <table:table-cell table:style-name="Table7.A1" office:value-type="string">
                  <text:p text:style-name="P67" loext:marker-style-name="T4">Nombre aléatoire entre 2 <text:s/>bornes</text:p>
                </table:table-cell>
                <table:table-cell table:style-name="Table7.A1" office:value-type="string">
                  <text:p text:style-name="P67" loext:marker-style-name="T4"><text:span text:style-name="T25">E</text:span>ntier aléatoire <text:span text:style-name="T25">entre les 2 bornes spécifiées</text:span></text:p>
                </table:table-cell>
              </table:table-row>
              <table:table-row table:style-name="Table7.1">
                <table:table-cell table:style-name="Table7.A1" office:value-type="string">
                  <text:p text:style-name="P29" loext:marker-style-name="T4"><text:span text:style-name="T4">SRAND</text:span><text:span text:style-name="T4"/></text:p>
                </table:table-cell>
                <table:table-cell table:style-name="Table7.A1" office:value-type="string">
                  <text:p text:style-name="P63" loext:marker-style-name="T4">Initialise le générateur de nombres pseudo-aléatoires.</text:p>
                </table:table-cell>
                <table:table-cell table:style-name="Table7.A1" office:value-type="string">
                  <text:p text:style-name="P68" loext:marker-style-name="T4">Pas de valeur de retour</text:p>
                </table:table-cell>
              </table:table-row>
            </table:table>
            <text:p text:style-name="P25" loext:marker-style-name="T5"><text:span text:style-name="T5"><text:s/></text:span><text:span text:style-name="T5"/></text:p>
          </table:table-cell>
        </table:table-row>
      </table:table>
      <table:table table:name="Table10" table:style-name="Table10">
        <table:table-column table:style-name="Table10.A"/>
        <table:table-row table:style-name="Table10.1">
          <table:table-cell table:style-name="Table10.A1" office:value-type="string">
            <text:p text:style-name="P25" loext:marker-style-name="T5"><text:span text:style-name="T4">Dessinez la représentation mémoire à l’adresse 0x42100 du tableau suivant :</text:span><text:span text:style-name="T5"/></text:p>
            <text:p text:style-name="P45" loext:marker-style-name="T4"/>
            <text:p text:style-name="P25" loext:marker-style-name="T4"><text:span text:style-name="T5">char tab[20] ;</text:span><text:span text:style-name="T5"/></text:p>
            <text:p text:style-name="P2" loext:marker-style-name="T5"/>
            <text:p text:style-name="P25" loext:marker-style-name="T5"><text:span text:style-name="T4">On initialise le tableau avec les éléments suivants ‘’abcdefghijklmnopqrst’’</text:span><text:span text:style-name="T5"/></text:p>
            <text:p text:style-name="P2" loext:marker-style-name="T5"/>
            <text:p text:style-name="P25" loext:marker-style-name="T4"><text:span text:style-name="T4">Si chaque case mémoire représente un octet ?</text:span><text:span text:style-name="T4"/></text:p>
          </table:table-cell>
        </table:table-row>
        <table:table-row table:style-name="Table10.1">
          <table:table-cell table:style-name="Table10.A2" office:value-type="string">
            <text:p text:style-name="P2" loext:marker-style-name="T5"/>
            <text:p text:style-name="P2" loext:marker-style-name="T5"/>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0" loext:marker-style-name="T4"><text:span text:style-name="T4">Adresse</text:span><text:span text:style-name="T4"/></text:p>
                </table:table-cell>
                <table:table-cell table:style-name="Table9.A1" office:value-type="string">
                  <text:p text:style-name="P30" loext:marker-style-name="T4"><text:span text:style-name="T4">Code en C</text:span><text:span text:style-name="T4"/></text:p>
                </table:table-cell>
                <table:table-cell table:style-name="Table9.A1" office:value-type="string">
                  <text:p text:style-name="P30" loext:marker-style-name="T4"><text:span text:style-name="T4">Valeur</text:span><text:span text:style-name="T4"/></text:p>
                </table:table-cell>
              </table:table-row>
              <table:table-row table:style-name="Table9.1">
                <table:table-cell table:style-name="Table9.A1" office:value-type="string">
                  <text:p text:style-name="P26" loext:marker-style-name="T5"><text:span text:style-name="T4">0x42100</text:span></text:p>
                </table:table-cell>
                <table:table-cell table:style-name="Table9.A1" office:value-type="string">
                  <text:p text:style-name="P69" loext:marker-style-name="T4">tab[0]</text:p>
                </table:table-cell>
                <table:table-cell table:style-name="Table9.A1" office:value-type="string">
                  <text:p text:style-name="P70" loext:marker-style-name="T4">a</text:p>
                </table:table-cell>
              </table:table-row>
              <table:table-row table:style-name="Table9.1">
                <table:table-cell table:style-name="Table9.A1" office:value-type="string">
                  <text:p text:style-name="P26" loext:marker-style-name="T5"><text:soft-page-break/><text:span text:style-name="T4">0x4210</text:span><text:span text:style-name="T8">1</text:span></text:p>
                </table:table-cell>
                <table:table-cell table:style-name="Table9.A1" office:value-type="string">
                  <text:p text:style-name="P69" loext:marker-style-name="T4">tab[1]</text:p>
                </table:table-cell>
                <table:table-cell table:style-name="Table9.A1" office:value-type="string">
                  <text:p text:style-name="P70" loext:marker-style-name="T4">b</text:p>
                </table:table-cell>
              </table:table-row>
              <table:table-row table:style-name="Table9.1">
                <table:table-cell table:style-name="Table9.A1" office:value-type="string">
                  <text:p text:style-name="P26" loext:marker-style-name="T5"><text:span text:style-name="T4">0x4210</text:span><text:span text:style-name="T8">2</text:span></text:p>
                </table:table-cell>
                <table:table-cell table:style-name="Table9.A1" office:value-type="string">
                  <text:p text:style-name="P71" loext:marker-style-name="T4">tab[2]</text:p>
                </table:table-cell>
                <table:table-cell table:style-name="Table9.A1" office:value-type="string">
                  <text:p text:style-name="P70" loext:marker-style-name="T4">c</text:p>
                </table:table-cell>
              </table:table-row>
              <table:table-row table:style-name="Table9.1">
                <table:table-cell table:style-name="Table9.A1" office:value-type="string">
                  <text:p text:style-name="P26" loext:marker-style-name="T5"><text:span text:style-name="T4">0x4210</text:span><text:span text:style-name="T8">3</text:span></text:p>
                </table:table-cell>
                <table:table-cell table:style-name="Table9.A1" office:value-type="string">
                  <text:p text:style-name="P71" loext:marker-style-name="T4">tab[3]</text:p>
                </table:table-cell>
                <table:table-cell table:style-name="Table9.A1" office:value-type="string">
                  <text:p text:style-name="P70" loext:marker-style-name="T4">d</text:p>
                </table:table-cell>
              </table:table-row>
              <table:table-row table:style-name="Table9.1">
                <table:table-cell table:style-name="Table9.A1" office:value-type="string">
                  <text:p text:style-name="P26" loext:marker-style-name="T5"><text:span text:style-name="T4">0x4210</text:span><text:span text:style-name="T8">4</text:span></text:p>
                </table:table-cell>
                <table:table-cell table:style-name="Table9.A1" office:value-type="string">
                  <text:p text:style-name="P71" loext:marker-style-name="T4">tab[4]</text:p>
                </table:table-cell>
                <table:table-cell table:style-name="Table9.A1" office:value-type="string">
                  <text:p text:style-name="P70" loext:marker-style-name="T4">e</text:p>
                </table:table-cell>
              </table:table-row>
              <table:table-row table:style-name="Table9.1">
                <table:table-cell table:style-name="Table9.A1" office:value-type="string">
                  <text:p text:style-name="P26" loext:marker-style-name="T5"><text:span text:style-name="T4">0x4210</text:span><text:span text:style-name="T8">5</text:span></text:p>
                </table:table-cell>
                <table:table-cell table:style-name="Table9.A1" office:value-type="string">
                  <text:p text:style-name="P71" loext:marker-style-name="T4">tab[5]</text:p>
                </table:table-cell>
                <table:table-cell table:style-name="Table9.A1" office:value-type="string">
                  <text:p text:style-name="P70" loext:marker-style-name="T4">f</text:p>
                </table:table-cell>
              </table:table-row>
              <table:table-row table:style-name="Table9.1">
                <table:table-cell table:style-name="Table9.A1" office:value-type="string">
                  <text:p text:style-name="P26" loext:marker-style-name="T5"><text:span text:style-name="T4">0x4210</text:span><text:span text:style-name="T8">6</text:span></text:p>
                </table:table-cell>
                <table:table-cell table:style-name="Table9.A1" office:value-type="string">
                  <text:p text:style-name="P71" loext:marker-style-name="T4">tab[6]</text:p>
                </table:table-cell>
                <table:table-cell table:style-name="Table9.A1" office:value-type="string">
                  <text:p text:style-name="P70" loext:marker-style-name="T4">g</text:p>
                </table:table-cell>
              </table:table-row>
            </table:table>
            <text:p text:style-name="P45" loext:marker-style-name="T4"/>
            <text:p text:style-name="P45" loext:marker-style-name="T4"/>
            <text:p text:style-name="P2" loext:marker-style-name="T5"/>
            <text:p text:style-name="P45" loext:marker-style-name="T4"/>
          </table:table-cell>
        </table:table-row>
        <table:table-row table:style-name="Table10.1">
          <table:table-cell table:style-name="Table10.A2" office:value-type="string">
            <text:p text:style-name="P25" loext:marker-style-name="T5"><text:span text:style-name="T4">Dessinez la représentation mémoire à l’adresse 0x42100 du même tableau mais en changeant la taille de la case mémoire <text:s/>à 4 octets :</text:span><text:span text:style-name="T5"/></text:p>
            <text:p text:style-name="P2" loext:marker-style-name="T5"/>
            <text:p text:style-name="P25" loext:marker-style-name="T5"><text:span text:style-name="T4">Les processeur x86 utilise le little-endian</text:span><text:span text:style-name="T4"><text:note text:id="ftn1" text:note-class="footnote"><text:note-citation>1</text:note-citation><text:note-body><text:p text:style-name="P16"><text:s/><text:a xlink:type="simple" xlink:href="https://fr.wiktionary.org/wiki/little-endian" text:style-name="Internet_20_link" text:visited-style-name="Visited_20_Internet_20_Link"><text:span text:style-name="Internet_20_link">https://fr.wiktionary.org/wiki/little-endian</text:span></text:a></text:p></text:note-body></text:note></text:span><text:span text:style-name="T4">. </text:span></text:p>
          </table:table-cell>
        </table:table-row>
        <table:table-row table:style-name="Table10.1">
          <table:table-cell table:style-name="Table10.A2" office:value-type="string">
            <text:p text:style-name="P2" loext:marker-style-name="T5"/>
            <text:p text:style-name="P3"/>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64">Adresse</text:p>
                </table:table-cell>
                <table:table-cell table:style-name="Table32.A1" office:value-type="string">
                  <text:p text:style-name="P64">Code en C</text:p>
                </table:table-cell>
                <table:table-cell table:style-name="Table32.A1" office:value-type="string">
                  <text:p text:style-name="P64">Valeur</text:p>
                </table:table-cell>
              </table:table-row>
              <table:table-row table:style-name="Table32.1">
                <table:table-cell table:style-name="Table32.A1" office:value-type="string">
                  <text:p text:style-name="P12">0x42100</text:p>
                </table:table-cell>
                <table:table-cell table:style-name="Table32.A1" office:value-type="string">
                  <text:p text:style-name="P14">tab[0]</text:p>
                </table:table-cell>
                <table:table-cell table:style-name="Table32.A1" office:value-type="string">
                  <text:p text:style-name="P72">dcba</text:p>
                </table:table-cell>
              </table:table-row>
              <table:table-row table:style-name="Table32.1">
                <table:table-cell table:style-name="Table32.A1" office:value-type="string">
                  <text:p text:style-name="P1"><text:span text:style-name="T4">0x4210</text:span><text:span text:style-name="T9">4</text:span></text:p>
                </table:table-cell>
                <table:table-cell table:style-name="Table32.A1" office:value-type="string">
                  <text:p text:style-name="P14">tab[1]</text:p>
                </table:table-cell>
                <table:table-cell table:style-name="Table32.A1" office:value-type="string">
                  <text:p text:style-name="P72">hgfe</text:p>
                </table:table-cell>
              </table:table-row>
              <table:table-row table:style-name="Table32.1">
                <table:table-cell table:style-name="Table32.A1" office:value-type="string">
                  <text:p text:style-name="P1"><text:span text:style-name="T4">0x4210</text:span><text:span text:style-name="T9">8</text:span></text:p>
                </table:table-cell>
                <table:table-cell table:style-name="Table32.A1" office:value-type="string">
                  <text:p text:style-name="P15">tab[2]</text:p>
                </table:table-cell>
                <table:table-cell table:style-name="Table32.A1" office:value-type="string">
                  <text:p text:style-name="P13">…</text:p>
                </table:table-cell>
              </table:table-row>
              <table:table-row table:style-name="Table32.1">
                <table:table-cell table:style-name="Table32.A1" office:value-type="string">
                  <text:p text:style-name="P1"><text:span text:style-name="T4">0x4210</text:span><text:span text:style-name="T9">C</text:span></text:p>
                </table:table-cell>
                <table:table-cell table:style-name="Table32.A1" office:value-type="string">
                  <text:p text:style-name="P15">tab[3]</text:p>
                </table:table-cell>
                <table:table-cell table:style-name="Table32.A1" office:value-type="string">
                  <text:p text:style-name="P13">…</text:p>
                </table:table-cell>
              </table:table-row>
              <table:table-row table:style-name="Table32.1">
                <table:table-cell table:style-name="Table32.A1" office:value-type="string">
                  <text:p text:style-name="P1"><text:span text:style-name="T4">0x421</text:span><text:span text:style-name="T9">10</text:span></text:p>
                </table:table-cell>
                <table:table-cell table:style-name="Table32.A1" office:value-type="string">
                  <text:p text:style-name="P15">tab[4]</text:p>
                </table:table-cell>
                <table:table-cell table:style-name="Table32.A1" office:value-type="string">
                  <text:p text:style-name="P73"><text:span text:style-name="T48">Br</text:span>ef, 4 lettres par 4 lettres</text:p>
                </table:table-cell>
              </table:table-row>
              <table:table-row table:style-name="Table32.1">
                <table:table-cell table:style-name="Table32.A1" office:value-type="string">
                  <text:p text:style-name="P1"><text:span text:style-name="T4">0x421</text:span><text:span text:style-name="T10">14</text:span></text:p>
                </table:table-cell>
                <table:table-cell table:style-name="Table32.A1" office:value-type="string">
                  <text:p text:style-name="P15">tab[5]</text:p>
                </table:table-cell>
                <table:table-cell table:style-name="Table32.A1" office:value-type="string">
                  <text:p text:style-name="P13">f</text:p>
                </table:table-cell>
              </table:table-row>
              <table:table-row table:style-name="Table32.1">
                <table:table-cell table:style-name="Table32.A1" office:value-type="string">
                  <text:p text:style-name="P1"><text:span text:style-name="T4">0x421</text:span><text:span text:style-name="T10">18</text:span></text:p>
                </table:table-cell>
                <table:table-cell table:style-name="Table32.A1" office:value-type="string">
                  <text:p text:style-name="P15">tab[6]</text:p>
                </table:table-cell>
                <table:table-cell table:style-name="Table32.A1" office:value-type="string">
                  <text:p text:style-name="P13">g</text:p>
                </table:table-cell>
              </table:table-row>
            </table:table>
            <text:p text:style-name="P12"/>
            <text:p text:style-name="P56" loext:marker-style-name="T4">On peut lire 4 lettre d’un coup car on est en int là</text:p>
            <text:p text:style-name="P2" loext:marker-style-name="T5"/>
          </table:table-cell>
        </table:table-row>
      </table:table>
      <text:p text:style-name="P23" loext:marker-style-name="T4"/>
      <text:p text:style-name="P23" loext:marker-style-name="T4"/>
      <text:h text:style-name="Heading_20_1" text:outline-level="1" loext:marker-style-name="T4"><text:span text:style-name="T4">Étape 2 : Notions importantes</text:span><text:span text:style-name="T4"/></text:h>
      <text:p text:style-name="P23" loext:marker-style-name="T4"/>
      <table:table table:name="Table11" table:style-name="Table11">
        <table:table-column table:style-name="Table11.A"/>
        <table:table-row table:style-name="Table11.1">
          <table:table-cell table:style-name="Table11.A1" office:value-type="string">
            <text:p text:style-name="P25" loext:marker-style-name="T4"><text:span text:style-name="T4">Quels sont les registres généraux en Assembleur x86 32 bits ?</text:span><text:span text:style-name="T4"/></text:p>
          </table:table-cell>
        </table:table-row>
        <table:table-row table:style-name="Table11.1">
          <table:table-cell table:style-name="Table11.A2" office:value-type="string">
            <text:p text:style-name="P45" loext:marker-style-name="T4"/>
            <text:p text:style-name="P11">- EAX: accumulateur</text:p>
            <text:p text:style-name="P11">- EBX: base (addr mémoire)</text:p>
            <text:p text:style-name="P11">- ECX: compteur (rep prefix)</text:p>
            <text:p text:style-name="P11">- EDX: Donnée (entrées/sorties)</text:p>
            <text:p text:style-name="P11">- ESI: Source Index</text:p>
            <text:p text:style-name="P11">- EBI: Dest Index</text:p>
            <text:p text:style-name="P11">- EBP: Base Pointer</text:p>
            <text:p text:style-name="P11">- ESP: Stack Pointer (sommet de la pile)</text:p>
            <text:p text:style-name="P47" loext:marker-style-name="T4"/>
          </table:table-cell>
        </table:table-row>
        <text:soft-page-break/>
        <table:table-row table:style-name="Table11.1">
          <table:table-cell table:style-name="Table11.A2" office:value-type="string">
            <text:p text:style-name="P25" loext:marker-style-name="T4"><text:span text:style-name="T4">Expliquez avec vos mots le fonctionnement du registre ESP :</text:span><text:span text:style-name="T4"/></text:p>
          </table:table-cell>
        </table:table-row>
        <table:table-row table:style-name="Table11.1">
          <table:table-cell table:style-name="Table11.A2" office:value-type="string">
            <text:p text:style-name="P45" loext:marker-style-name="T4"/>
            <text:p text:style-name="P48" loext:marker-style-name="T4">ESP est le registe de Stack pointer qui pointe systématiquement sur le somet de la pile (à moins que la valeur où il pointe soit modifié manuellement).</text:p>
            <text:p text:style-name="P45" loext:marker-style-name="T4"/>
          </table:table-cell>
        </table:table-row>
        <table:table-row table:style-name="Table11.1">
          <table:table-cell table:style-name="Table11.A2" office:value-type="string">
            <text:p text:style-name="P25" loext:marker-style-name="T4"><text:span text:style-name="T4">Expliquez avec vos mots le fonctionnement du registres EBP :</text:span><text:span text:style-name="T4"/></text:p>
          </table:table-cell>
        </table:table-row>
        <table:table-row table:style-name="Table11.1">
          <table:table-cell table:style-name="Table11.A2" office:value-type="string">
            <text:p text:style-name="P49" loext:marker-style-name="T4">EBP <text:span text:style-name="T49">(Base Pointer) est le registre qui pointe sur la base de la stack. Lors d’un appel de fonction, une nouvelle frame est rajouté dans la stack et alors EBP pointe plus haut sur la frame </text:span><text:span text:style-name="T50">jusqu’à la fin de l’exécution de cette fonction et seulement après EBP reprends sa valeur initiale.</text:span></text:p>
            <text:p text:style-name="P57" loext:marker-style-name="T4">Correction : L’adresse de départ de la frame courante</text:p>
            <text:p text:style-name="P58" loext:marker-style-name="T4">Rq : chaque fonction a sa propre frame. <text:span text:style-name="T51">(une frame est sur la stack).  « Comprendre le contexte d’exécution </text:span><text:span text:style-name="T52">d’une fonction</text:span><text:span text:style-name="T51"> ». Dans la mémoire, ça existe pas la notion de frame.</text:span></text:p>
            <text:p text:style-name="P59" loext:marker-style-name="T4">Rq : la frame courante est au sommet de la stack</text:p>
            <text:p text:style-name="P60" loext:marker-style-name="T4">ESP pointe donc sur le haut de la frame courante.</text:p>
            <text:p text:style-name="P60" loext:marker-style-name="T4">EBP pointe sur le bas de la frame courante.</text:p>
            <text:p text:style-name="P45" loext:marker-style-name="T4"/>
          </table:table-cell>
        </table:table-row>
        <table:table-row table:style-name="Table11.1">
          <table:table-cell table:style-name="Table11.A2" office:value-type="string">
            <text:p text:style-name="P25" loext:marker-style-name="T4"><text:span text:style-name="T4">Quelle est la taille du registre AL ?</text:span><text:span text:style-name="T4"/></text:p>
          </table:table-cell>
        </table:table-row>
        <table:table-row table:style-name="Table11.1">
          <table:table-cell table:style-name="Table11.A2" office:value-type="string">
            <text:p text:style-name="P36" loext:marker-style-name="T5">8 bits. </text:p>
            <text:p text:style-name="P45" loext:marker-style-name="T4"/>
            <text:p text:style-name="P45" loext:marker-style-name="T4"/>
          </table:table-cell>
        </table:table-row>
      </table:table>
      <text:p text:style-name="P23" loext:marker-style-name="T4"/>
      <table:table table:name="Table12" table:style-name="Table12">
        <table:table-column table:style-name="Table12.A"/>
        <table:table-row table:style-name="Table12.1">
          <table:table-cell table:style-name="Table12.A1" office:value-type="string">
            <text:p text:style-name="P25" loext:marker-style-name="T4"><text:span text:style-name="T4">De quel type de liste la pile est-elle ?</text:span><text:span text:style-name="T4"/></text:p>
          </table:table-cell>
        </table:table-row>
        <table:table-row table:style-name="Table12.1">
          <table:table-cell table:style-name="Table12.A2" office:value-type="string">
            <text:p text:style-name="P2" loext:marker-style-name="T5"/>
            <text:p text:style-name="P7">La pile est de type LIFO.</text:p>
            <text:p text:style-name="P2" loext:marker-style-name="T5"/>
          </table:table-cell>
        </table:table-row>
      </table:table>
      <text:p text:style-name="P23" loext:marker-style-name="T4"/>
      <table:table table:name="Table13" table:style-name="Table13">
        <table:table-column table:style-name="Table13.A"/>
        <table:table-row table:style-name="Table13.1">
          <table:table-cell table:style-name="Table13.A1" office:value-type="string">
            <text:p text:style-name="P25" loext:marker-style-name="T4"><text:span text:style-name="T4">Dans quelle partie de la mémoire est stockée les variables locales d’une fonction ?</text:span><text:span text:style-name="T4"/></text:p>
          </table:table-cell>
        </table:table-row>
        <table:table-row table:style-name="Table13.1">
          <table:table-cell table:style-name="Table13.A2" office:value-type="string">
            <text:p text:style-name="P45" loext:marker-style-name="T4"/>
            <text:p text:style-name="P8">Dans la pile.</text:p>
            <text:p text:style-name="P2" loext:marker-style-name="T5"/>
          </table:table-cell>
        </table:table-row>
      </table:table>
      <text:p text:style-name="P23" loext:marker-style-name="T4"/>
      <table:table table:name="Table14" table:style-name="Table14">
        <table:table-column table:style-name="Table14.A"/>
        <table:table-row table:style-name="Table14.1">
          <table:table-cell table:style-name="Table14.A1" office:value-type="string">
            <text:p text:style-name="P25" loext:marker-style-name="T4"><text:span text:style-name="T4">Expliquez avec vos mots pourquoi on a besoin du tas ?</text:span><text:span text:style-name="T4"/></text:p>
          </table:table-cell>
        </table:table-row>
        <table:table-row table:style-name="Table14.1">
          <table:table-cell table:style-name="Table14.A2" office:value-type="string">
            <text:p text:style-name="P2" loext:marker-style-name="T5"/>
            <text:p text:style-name="P2">Le tas est utilisé pour allouer de la mémoire dynamiquement à l'exécution. <text:span text:style-name="T26">On en a donc besoin pour faire des allocation</text:span><text:span text:style-name="T33">s</text:span><text:span text:style-name="T26"> mémoire à la demande.</text:span></text:p>
          </table:table-cell>
        </table:table-row>
      </table:table>
      <text:p text:style-name="P23" loext:marker-style-name="T4"/>
      <table:table table:name="Table15" table:style-name="Table15">
        <table:table-column table:style-name="Table15.A"/>
        <table:table-row table:style-name="Table15.1">
          <table:table-cell table:style-name="Table15.A1" office:value-type="string">
            <text:p text:style-name="P25" loext:marker-style-name="T4"><text:span text:style-name="T4">Qu’est qu’une frame pour un fonction assembleur ?</text:span><text:span text:style-name="T4"/></text:p>
          </table:table-cell>
        </table:table-row>
        <table:table-row table:style-name="Table15.1">
          <table:table-cell table:style-name="Table15.A2" office:value-type="string">
            <text:p text:style-name="P45" loext:marker-style-name="T4"/>
            <text:p text:style-name="P4">Une frame est une structure de données sur la pile qui contient les informations nécessaires pour exécuter une fonction, comme les variables locales, les paramètres, etc.</text:p>
            <text:p text:style-name="P4"/>
          </table:table-cell>
        </table:table-row>
      </table:table>
      <text:p text:style-name="P23" loext:marker-style-name="T4"/>
      <table:table table:name="Table16" table:style-name="Table16">
        <table:table-column table:style-name="Table16.A"/>
        <table:table-row table:style-name="Table16.1">
          <table:table-cell table:style-name="Table16.A1" office:value-type="string">
            <text:p text:style-name="P25" loext:marker-style-name="T4"><text:span text:style-name="T4">Quelles sont les instructions qui permettent d’ajouter ou de retirer des valeurs de la pile ?</text:span><text:span text:style-name="T4"/></text:p>
          </table:table-cell>
        </table:table-row>
        <text:soft-page-break/>
        <table:table-row table:style-name="Table16.1">
          <table:table-cell table:style-name="Table16.A2" office:value-type="string">
            <text:p text:style-name="P45" loext:marker-style-name="T4"/>
            <text:p text:style-name="P9">Push pour ajouter et pop pour retirer.</text:p>
            <text:p text:style-name="P2"/>
          </table:table-cell>
        </table:table-row>
      </table:table>
      <text:p text:style-name="P23" loext:marker-style-name="T4"/>
      <text:h text:style-name="Heading_20_1" text:outline-level="1" loext:marker-style-name="T4"><text:span text:style-name="T4">Étape 2 : Pratiquer l’assembleur</text:span><text:span text:style-name="T4"/></text:h>
      <text:p text:style-name="P23" loext:marker-style-name="T4"/>
      <table:table table:name="Table17" table:style-name="Table17">
        <table:table-column table:style-name="Table17.A"/>
        <table:table-row table:style-name="Table17.1">
          <table:table-cell table:style-name="Table17.A1" office:value-type="string">
            <text:p text:style-name="P25" loext:marker-style-name="T4"><text:span text:style-name="T4">Ecrivez en assembleur l’opération : 4 + 9 :</text:span><text:span text:style-name="T4"/></text:p>
          </table:table-cell>
        </table:table-row>
        <table:table-row table:style-name="Table17.1">
          <table:table-cell table:style-name="Table17.A2" office:value-type="string">
            <text:p text:style-name="P2"/>
            <text:p text:style-name="P2">MOV EAX, 4</text:p>
            <text:p text:style-name="P2">ADD EAX, 9</text:p>
            <text:p text:style-name="P2" loext:marker-style-name="T5"/>
          </table:table-cell>
        </table:table-row>
      </table:table>
      <text:p text:style-name="P23" loext:marker-style-name="T4"/>
      <table:table table:name="Table18" table:style-name="Table18">
        <table:table-column table:style-name="Table18.A"/>
        <table:table-row table:style-name="Table18.1">
          <table:table-cell table:style-name="Table18.A1" office:value-type="string">
            <text:p text:style-name="P25" loext:marker-style-name="T4"><text:span text:style-name="T4">Ecrivez en assembleur l’opération : 5 - 3 :</text:span><text:span text:style-name="T4"/></text:p>
          </table:table-cell>
        </table:table-row>
        <table:table-row table:style-name="Table18.1">
          <table:table-cell table:style-name="Table18.A2" office:value-type="string">
            <text:p text:style-name="P2" loext:marker-style-name="T5"/>
            <text:p text:style-name="P5">MOV EAX, <text:span text:style-name="T27">5</text:span></text:p>
            <text:p text:style-name="P5"><text:span text:style-name="T28">SUB</text:span> EAX, <text:span text:style-name="T27">3</text:span></text:p>
            <text:p text:style-name="P2" loext:marker-style-name="T5"/>
          </table:table-cell>
        </table:table-row>
      </table:table>
      <text:p text:style-name="P23" loext:marker-style-name="T4"/>
      <table:table table:name="Table19" table:style-name="Table19">
        <table:table-column table:style-name="Table19.A"/>
        <table:table-row table:style-name="Table19.1">
          <table:table-cell table:style-name="Table19.A1" office:value-type="string">
            <text:p text:style-name="P25" loext:marker-style-name="T4"><text:span text:style-name="T4">Ecrivez en assembleur l’opération : 2 * 10 :</text:span><text:span text:style-name="T4"/></text:p>
          </table:table-cell>
        </table:table-row>
        <table:table-row table:style-name="Table19.1">
          <table:table-cell table:style-name="Table19.A2" office:value-type="string">
            <text:p text:style-name="P2" loext:marker-style-name="T5"/>
            <text:p text:style-name="P6">MOV EAX, <text:span text:style-name="T29">1</text:span><text:span text:style-name="T37">0</text:span></text:p>
            <text:p text:style-name="P6">IMUL EAX, <text:span text:style-name="T29">2</text:span></text:p>
            <text:p text:style-name="P37" loext:marker-style-name="T5"/>
          </table:table-cell>
        </table:table-row>
      </table:table>
      <text:p text:style-name="P23" loext:marker-style-name="T4"/>
      <table:table table:name="Table20" table:style-name="Table20">
        <table:table-column table:style-name="Table20.A"/>
        <table:table-row table:style-name="Table20.1">
          <table:table-cell table:style-name="Table20.A1" office:value-type="string">
            <text:p text:style-name="P25" loext:marker-style-name="T4"><text:span text:style-name="T4">Quel est le résultat de l’instruction « xor eax, eax »</text:span><text:span text:style-name="T4"/></text:p>
          </table:table-cell>
        </table:table-row>
        <table:table-row table:style-name="Table20.1">
          <table:table-cell table:style-name="Table20.A2" office:value-type="string">
            <text:p text:style-name="P2" loext:marker-style-name="T5"/>
            <text:p text:style-name="P10">Cette instruction permet de remettre la valeurdue registre EAX à 0.</text:p>
            <text:p text:style-name="P2" loext:marker-style-name="T5"/>
          </table:table-cell>
        </table:table-row>
      </table:table>
      <text:p text:style-name="P23" loext:marker-style-name="T4"/>
      <table:table table:name="Table21" table:style-name="Table21">
        <table:table-column table:style-name="Table21.A"/>
        <table:table-row table:style-name="Table21.1">
          <table:table-cell table:style-name="Table21.A1" office:value-type="string">
            <text:p text:style-name="P25" loext:marker-style-name="T4"><text:span text:style-name="T4">Quelle est le résultat de l’instruction « div BL » si AX vaut 10 et BL vaut 2 ?</text:span><text:span text:style-name="T4"/></text:p>
          </table:table-cell>
        </table:table-row>
        <table:table-row table:style-name="Table21.1">
          <table:table-cell table:style-name="Table21.A2" office:value-type="string">
            <text:p text:style-name="P2" loext:marker-style-name="T5"/>
            <text:p text:style-name="P50" loext:marker-style-name="T4">Ax = 00000000 00001010 <text:span text:style-name="T30">(0x0A) </text:span>et Bl = 00000010 <text:span text:style-name="T30">(0x02)</text:span></text:p>
            <text:p text:style-name="P50" loext:marker-style-name="T4">Ax / Bl = <text:span text:style-name="T31">0x0A / 0x02 = 0x05</text:span></text:p>
            <text:p text:style-name="P51" loext:marker-style-name="T4">Donc on aura dans Ax = 00000000 0000 0101 <text:span text:style-name="T32">(0x05)</text:span></text:p>
            <text:p text:style-name="P45" loext:marker-style-name="T4"/>
          </table:table-cell>
        </table:table-row>
        <table:table-row table:style-name="Table21.1">
          <table:table-cell table:style-name="Table21.A2" office:value-type="string">
            <text:p text:style-name="P25" loext:marker-style-name="T4"><text:span text:style-name="T4">Dans quel registre se trouve le résultat ?</text:span><text:span text:style-name="T4"/></text:p>
          </table:table-cell>
        </table:table-row>
        <table:table-row table:style-name="Table21.1">
          <table:table-cell table:style-name="Table21.A2" office:value-type="string">
            <text:p text:style-name="P2" loext:marker-style-name="T5"/>
            <text:p text:style-name="P52" loext:marker-style-name="T4">Le résultat se retouvera dans le registre AL (Les 8 premiers bits de Ax)</text:p>
            <text:p text:style-name="P45" loext:marker-style-name="T4"/>
          </table:table-cell>
        </table:table-row>
      </table:table>
      <text:p text:style-name="P23" loext:marker-style-name="T4"/>
      <table:table table:name="Table22" table:style-name="Table22">
        <table:table-column table:style-name="Table22.A"/>
        <table:table-row table:style-name="Table22.1">
          <table:table-cell table:style-name="Table22.A1" office:value-type="string">
            <text:p text:style-name="P25" loext:marker-style-name="T4"><text:span text:style-name="T4">Commet se traduit les écritures i++ et i-- en assembleur ?</text:span><text:span text:style-name="T4"/></text:p>
          </table:table-cell>
        </table:table-row>
        <table:table-row table:style-name="Table22.1">
          <table:table-cell table:style-name="Table22.A2" office:value-type="string">
            <text:p text:style-name="P45" loext:marker-style-name="T4"/>
            <text:p text:style-name="P2" loext:marker-style-name="T5">INC i <text:s/>; pour i++</text:p>
            <text:p text:style-name="P2" loext:marker-style-name="T5">DEC i <text:s/>; pour i--</text:p>
            <text:p text:style-name="P45" loext:marker-style-name="T4"><text:soft-page-break/></text:p>
          </table:table-cell>
        </table:table-row>
      </table:table>
      <text:p text:style-name="P23" loext:marker-style-name="T4"/>
      <table:table table:name="Table23" table:style-name="Table23">
        <table:table-column table:style-name="Table23.A"/>
        <table:table-row table:style-name="Table23.1">
          <table:table-cell table:style-name="Table23.A1" office:value-type="string">
            <text:p text:style-name="P25" loext:marker-style-name="T4"><text:span text:style-name="T4">Comment stocker la valeur 0x1337 dans le registre EDX ?</text:span><text:span text:style-name="T4"/></text:p>
          </table:table-cell>
        </table:table-row>
        <table:table-row table:style-name="Table23.1">
          <table:table-cell table:style-name="Table23.A2" office:value-type="string">
            <text:p text:style-name="P21" loext:marker-style-name="T5"/>
            <text:p text:style-name="P21" loext:marker-style-name="T5">MOV EDX, 0x1337</text:p>
          </table:table-cell>
        </table:table-row>
      </table:table>
      <text:p text:style-name="P23" loext:marker-style-name="T4"/>
      <table:table table:name="Table24" table:style-name="Table24">
        <table:table-column table:style-name="Table24.A"/>
        <table:table-row table:style-name="Table24.1">
          <table:table-cell table:style-name="Table24.A1" office:value-type="string">
            <text:p text:style-name="P25" loext:marker-style-name="T4"><text:span text:style-name="T4">Quelle est la signification de l’instruction « MOV ESI, offset ‘’ESIEA’’ »?</text:span><text:span text:style-name="T4"/></text:p>
          </table:table-cell>
        </table:table-row>
        <table:table-row table:style-name="Table24.1">
          <table:table-cell table:style-name="Table24.A2" office:value-type="string">
            <text:p text:style-name="P2" loext:marker-style-name="T5"/>
            <text:p text:style-name="P45" loext:marker-style-name="T4"><text:span text:style-name="T35">Déplacement de </text:span>l'adresse (offset) de la chaîne "ESIEA" dans le registre <text:span text:style-name="Source_20_Text">ESI</text:span>.</text:p>
            <text:p text:style-name="P53" loext:marker-style-name="T4">Cette chaîne codé en dur a une adresse mais dans un segment data du processeur. <text:span text:style-name="T36">C’est pour ça qu’il a une adresse.</text:span></text:p>
            <text:p text:style-name="P2" loext:marker-style-name="T5"/>
          </table:table-cell>
        </table:table-row>
        <table:table-row table:style-name="Table24.1">
          <table:table-cell table:style-name="Table24.A2" office:value-type="string">
            <text:p text:style-name="P25" loext:marker-style-name="T4"><text:span text:style-name="T4">Quelle est la représentation hexadécimal de la chaine ESIEA et esiea ? </text:span><text:span text:style-name="T4"/></text:p>
          </table:table-cell>
        </table:table-row>
        <table:table-row table:style-name="Table24.1">
          <table:table-cell table:style-name="Table24.A2" office:value-type="string">
            <text:p text:style-name="P38" loext:marker-style-name="T5">ESIEA : 45 53 49 45 41 <text:span text:style-name="T34">(lettre par lettre)</text:span></text:p>
            <text:p text:style-name="P39" loext:marker-style-name="T5">esiea : 65 73 69 65 61 <text:span text:style-name="T34">(lettre par lettre)</text:span></text:p>
            <text:p text:style-name="P61" loext:marker-style-name="T4"/>
            <text:p text:style-name="P45" loext:marker-style-name="T4"/>
          </table:table-cell>
        </table:table-row>
        <table:table-row table:style-name="Table24.1">
          <table:table-cell table:style-name="Table24.A2" office:value-type="string">
            <text:p text:style-name="P25" loext:marker-style-name="T4"><text:span text:style-name="T4">Quelle est la taille en mémoire de cette chaine de caractère ?</text:span><text:span text:style-name="T4"/></text:p>
          </table:table-cell>
        </table:table-row>
        <table:table-row table:style-name="Table24.1">
          <table:table-cell table:style-name="Table24.A2" office:value-type="string">
            <text:p text:style-name="P61" loext:marker-style-name="T4">C’est 6 octets en mémoire <text:s/>→ </text:p>
            <text:p text:style-name="P45" loext:marker-style-name="T4"/>
            <text:p text:style-name="P45" loext:marker-style-name="T4"/>
          </table:table-cell>
        </table:table-row>
        <table:table-row table:style-name="Table24.1">
          <table:table-cell table:style-name="Table24.A2" office:value-type="string">
            <text:p text:style-name="P25" loext:marker-style-name="T4"><text:span text:style-name="T4">Ecrivez en assembleur, l’opération pour transformer la lettre R en r ?</text:span><text:span text:style-name="T4"/></text:p>
          </table:table-cell>
        </table:table-row>
        <table:table-row table:style-name="Table24.1">
          <table:table-cell table:style-name="Table24.A2" office:value-type="string">
            <text:p text:style-name="P40" loext:marker-style-name="T4">En supposant que la lettre R est dans le registre AL.</text:p>
            <text:p text:style-name="P18" loext:marker-style-name="T4"><text:span text:style-name="Source_20_Text">ADD AL, </text:span><text:span text:style-name="Source_20_Text"><text:span text:style-name="T38">0x20 ; 0x20 car dans la table ascii la lettre ‘r’ (0x52) est 0x20 cran plus haut que la lettre ‘R’ (0x72</text:span></text:span><text:span text:style-name="Source_20_Text"><text:span text:style-name="T39">)</text:span></text:span></text:p>
            <text:p text:style-name="P45" loext:marker-style-name="T4"/>
          </table:table-cell>
        </table:table-row>
      </table:table>
      <text:p text:style-name="P23" loext:marker-style-name="T4"/>
      <table:table table:name="Table25" table:style-name="Table25">
        <table:table-column table:style-name="Table25.A"/>
        <table:table-row table:style-name="Table25.1">
          <table:table-cell table:style-name="Table25.A1" office:value-type="string">
            <text:p text:style-name="P25" loext:marker-style-name="T4"><text:span text:style-name="T4">Comment stocker le contenu du registre ESI à l’adresse mémoire 0x1000 ?</text:span><text:span text:style-name="T4"/></text:p>
          </table:table-cell>
        </table:table-row>
        <table:table-row table:style-name="Table25.1">
          <table:table-cell table:style-name="Table25.A2" office:value-type="string">
            <text:p text:style-name="P2" loext:marker-style-name="T5"/>
            <text:p text:style-name="P45" loext:marker-style-name="T4">MOV [0x1000], ESI</text:p>
            <text:p text:style-name="P2" loext:marker-style-name="T5"/>
          </table:table-cell>
        </table:table-row>
      </table:table>
      <text:p text:style-name="P23" loext:marker-style-name="T4"/>
      <table:table table:name="Table26" table:style-name="Table26">
        <table:table-column table:style-name="Table26.A"/>
        <table:table-row table:style-name="Table26.1">
          <table:table-cell table:style-name="Table26.A1" office:value-type="string">
            <text:p text:style-name="P25" loext:marker-style-name="T4"><text:span text:style-name="T4">Expliquez l’instruction : « MOV BYTE PTR [edi+ecx*4], 0xAF » ?</text:span><text:span text:style-name="T4"/></text:p>
          </table:table-cell>
        </table:table-row>
        <table:table-row table:style-name="Table26.1">
          <table:table-cell table:style-name="Table26.A2" office:value-type="string">
            <text:p text:style-name="P41" loext:marker-style-name="T5">Moi : <text:span text:style-name="T40">On place l’adresse 0xAF (un octet) dans la valeur où pointe l’adresse edi+ecx*4.</text:span></text:p>
            <text:p text:style-name="P76" loext:marker-style-name="T5"><text:span text:style-name="T22">Chat : </text:span><text:span text:style-name="T6">Cela déplace la valeur 0xAF dans la mémoire à l'adresse </text:span><text:span text:style-name="Source_20_Text"><text:span text:style-name="T6">[EDI + ECX * 4]</text:span></text:span><text:span text:style-name="T6"> en utilisant un octet (</text:span><text:span text:style-name="Source_20_Text"><text:span text:style-name="T6">BYTE</text:span></text:span><text:span text:style-name="T6">).</text:span></text:p>
          </table:table-cell>
        </table:table-row>
      </table:table>
      <text:p text:style-name="P23" loext:marker-style-name="T4"/>
      <table:table table:name="Table27" table:style-name="Table27">
        <table:table-column table:style-name="Table27.A"/>
        <table:table-row table:style-name="Table27.1">
          <table:table-cell table:style-name="Table27.A1" office:value-type="string">
            <text:p text:style-name="P25" loext:marker-style-name="T4"><text:span text:style-name="T4">Expliquez cette instruction «MOV DWORD PTR[eax], <text:s/></text:span><text:span text:style-name="T11">45</text:span><text:span text:style-name="T4">53494541h » ?</text:span></text:p>
          </table:table-cell>
        </table:table-row>
        <table:table-row table:style-name="Table27.1">
          <table:table-cell table:style-name="Table27.A2" office:value-type="string">
            <text:p text:style-name="P2" loext:marker-style-name="T5"/>
            <text:p text:style-name="P2" loext:marker-style-name="T5">Cela déplace la valeur <text:span text:style-name="T41">45</text:span><text:span text:style-name="Source_20_Text">53494541h</text:span> (ASCII pour "<text:span text:style-name="T53">ES</text:span>EIA") dans la mémoire à l'adresse pointée par <text:span text:style-name="Source_20_Text">EAX</text:span> en utilisant un mot double (<text:span text:style-name="Source_20_Text">DWORD</text:span>).</text:p>
            <text:p text:style-name="P2" loext:marker-style-name="T5"/>
          </table:table-cell>
        </table:table-row>
      </table:table>
      <text:p text:style-name="P23" loext:marker-style-name="T4"/>
      <table:table table:name="Table28" table:style-name="Table28">
        <table:table-column table:style-name="Table28.A"/>
        <table:table-row table:style-name="Table28.1">
          <table:table-cell table:style-name="Table28.A1" office:value-type="string">
            <text:p text:style-name="P25" loext:marker-style-name="T4"><text:span text:style-name="T4">Expliquez la différence entre MOV et LEA ?</text:span><text:span text:style-name="T4"/></text:p>
          </table:table-cell>
        </table:table-row>
        <table:table-row table:style-name="Table28.1">
          <table:table-cell table:style-name="Table28.A2" office:value-type="string">
            <text:p text:style-name="P45" loext:marker-style-name="T4"/>
            <text:p text:style-name="P2" loext:marker-style-name="T5"><text:soft-page-break/><text:span text:style-name="Source_20_Text">MOV</text:span> copie la valeur <text:span text:style-name="T54">dans un registre ou une adresse mémoire</text:span>, tandis que <text:span text:style-name="Source_20_Text">LEA</text:span> (Load Effective Address) charge l'adresse effective → <text:span text:style-name="T54">en gros lea permet de récupérer l’adresse mémoire d’une expression</text:span>.</text:p>
            <text:p text:style-name="P2" loext:marker-style-name="T5"/>
          </table:table-cell>
        </table:table-row>
      </table:table>
      <text:p text:style-name="P23" loext:marker-style-name="T4"/>
      <table:table table:name="Table29" table:style-name="Table29">
        <table:table-column table:style-name="Table29.A"/>
        <table:table-row table:style-name="Table29.1">
          <table:table-cell table:style-name="Table29.A1" office:value-type="string">
            <text:p text:style-name="P25" loext:marker-style-name="T4"><text:span text:style-name="T4">Quelle est l’instruction qui permet d’appeler des fonctions ?</text:span></text:p>
          </table:table-cell>
        </table:table-row>
        <table:table-row table:style-name="Table29.1">
          <table:table-cell table:style-name="Table29.A2" office:value-type="string">
            <text:p text:style-name="P42" loext:marker-style-name="T5">L’instruction <text:span text:style-name="T40">CALL</text:span></text:p>
            <text:p text:style-name="P45" loext:marker-style-name="T4"/>
            <text:p text:style-name="P2" loext:marker-style-name="T5"/>
          </table:table-cell>
        </table:table-row>
        <table:table-row table:style-name="Table29.1">
          <table:table-cell table:style-name="Table29.A2" office:value-type="string">
            <text:p text:style-name="P25" loext:marker-style-name="T4"><text:span text:style-name="T4">Comment fonctionne-t-elle ?</text:span></text:p>
          </table:table-cell>
        </table:table-row>
        <table:table-row table:style-name="Table29.1">
          <table:table-cell table:style-name="Table29.A2" office:value-type="string">
            <text:p text:style-name="P2" loext:marker-style-name="T5"/>
            <text:p text:style-name="P2" loext:marker-style-name="T5"><text:span text:style-name="T42">CALL p</text:span>lace l'adresse de l'instruction suivante dans la pile, puis saute à l'adresse spécifiée.</text:p>
            <text:p text:style-name="P43" loext:marker-style-name="T5">Le call pousse automatiquement dans la pile l’adresse de retour vers laquelle la fonction appelé retournera une fois que’elle sera fini d’être exécutée.</text:p>
            <text:p text:style-name="P2" loext:marker-style-name="T5"/>
          </table:table-cell>
        </table:table-row>
        <table:table-row table:style-name="Table29.1">
          <table:table-cell table:style-name="Table29.A2" office:value-type="string">
            <text:p text:style-name="P25" loext:marker-style-name="T4"><text:span text:style-name="T4">Comment s’effectue le passage des arguments ?</text:span></text:p>
          </table:table-cell>
        </table:table-row>
        <table:table-row table:style-name="Table29.1">
          <table:table-cell table:style-name="Table29.A2" office:value-type="string">
            <text:p text:style-name="P2" loext:marker-style-name="T5"/>
            <text:p text:style-name="P54" loext:marker-style-name="T4"><text:span text:style-name="T43">A</text:span> travers des <text:span text:style-name="T43">PUSH dans la PILE </text:span>en ordre inverse des paramètres que l’on doit passer pour la fonction. <text:span text:style-name="T44">Donc on fa</text:span></text:p>
            <text:p text:style-name="P45" loext:marker-style-name="T4"/>
          </table:table-cell>
        </table:table-row>
        <table:table-row table:style-name="Table29.1">
          <table:table-cell table:style-name="Table29.A2" office:value-type="string">
            <text:p text:style-name="P25" loext:marker-style-name="T4"><text:span text:style-name="T4">En fonction de EBP, à quel offset se trouvera le 1</text:span><text:span text:style-name="T13">er</text:span><text:span text:style-name="T4"> argument d’une fonction ?</text:span></text:p>
          </table:table-cell>
        </table:table-row>
        <table:table-row table:style-name="Table29.1">
          <table:table-cell table:style-name="Table29.A2" office:value-type="string">
            <text:p text:style-name="P45" loext:marker-style-name="T4"/>
            <text:p text:style-name="P2" loext:marker-style-name="T5">Cela dépend de la convention d'appel, généralement à <text:span text:style-name="Source_20_Text">[EBP + 8]</text:span> ou <text:span text:style-name="Source_20_Text">[EBP + 0xC]</text:span>.</text:p>
            <text:p text:style-name="P45" loext:marker-style-name="T4"/>
          </table:table-cell>
        </table:table-row>
        <table:table-row table:style-name="Table29.1">
          <table:table-cell table:style-name="Table29.A2" office:value-type="string">
            <text:p text:style-name="P25" loext:marker-style-name="T4"><text:span text:style-name="T4">En fonction de EBP, à quel offset se trouvera le 2e argument d’une fonction ?</text:span></text:p>
          </table:table-cell>
        </table:table-row>
        <table:table-row table:style-name="Table29.1">
          <table:table-cell table:style-name="Table29.A2" office:value-type="string">
            <text:p text:style-name="P45" loext:marker-style-name="T4"/>
            <text:p text:style-name="P32" loext:marker-style-name="T5">Cela dépend de la convention d'appel, généralement à <text:span text:style-name="Source_20_Text">[EBP + 12]</text:span> ou <text:span text:style-name="Source_20_Text">[EBP + 0x10]</text:span>.</text:p>
            <text:p text:style-name="P45" loext:marker-style-name="T4"/>
          </table:table-cell>
        </table:table-row>
        <table:table-row table:style-name="Table29.1">
          <table:table-cell table:style-name="Table29.A2" office:value-type="string">
            <text:p text:style-name="P25" loext:marker-style-name="T4"><text:span text:style-name="T4">En fonction de EBP, à quel offset se trouvera le 3e argument d’une fonction ?</text:span></text:p>
          </table:table-cell>
        </table:table-row>
        <table:table-row table:style-name="Table29.1">
          <table:table-cell table:style-name="Table29.A2" office:value-type="string">
            <text:p text:style-name="P45" loext:marker-style-name="T4"/>
            <text:p text:style-name="P33" loext:marker-style-name="T5">Cela dépend de la convention d'appel, généralement à <text:span text:style-name="Source_20_Text">[EBP + 16]</text:span> ou <text:span text:style-name="Source_20_Text">[EBP + 0x14]</text:span>.</text:p>
            <text:p text:style-name="P45" loext:marker-style-name="T4"/>
          </table:table-cell>
        </table:table-row>
      </table:table>
      <text:p text:style-name="P23" loext:marker-style-name="T4"/>
      <table:table table:name="Table30" table:style-name="Table30">
        <table:table-column table:style-name="Table30.A"/>
        <table:table-row table:style-name="Table30.1">
          <table:table-cell table:style-name="Table30.A1" office:value-type="string">
            <text:p text:style-name="P25" loext:marker-style-name="T4"><text:span text:style-name="T4">Expliquez la convention d’appel « cdecl » ?</text:span><text:span text:style-name="T4"/></text:p>
          </table:table-cell>
        </table:table-row>
        <table:table-row table:style-name="Table30.1">
          <table:table-cell table:style-name="Table30.A2" office:value-type="string">
            <text:p text:style-name="P2" loext:marker-style-name="T5"/>
            <text:p text:style-name="P2" loext:marker-style-name="T5"><text:span text:style-name="T45">L</text:span>a fonction appelée est responsable du nettoyage de la pile → <text:span text:style-name="T46">Le caller nettoie la pile.</text:span></text:p>
            <text:p text:style-name="P44" loext:marker-style-name="T5">C’est le parent qui nettoie la stack après le return de l’enfant</text:p>
            <text:p text:style-name="P45" loext:marker-style-name="T4"/>
          </table:table-cell>
        </table:table-row>
        <table:table-row table:style-name="Table30.1">
          <table:table-cell table:style-name="Table30.A2" office:value-type="string">
            <text:p text:style-name="P25" loext:marker-style-name="T4"><text:span text:style-name="T4">Expliquez la convention d’appel « stdcall » ?</text:span><text:span text:style-name="T4"/></text:p>
          </table:table-cell>
        </table:table-row>
        <table:table-row table:style-name="Table30.1">
          <table:table-cell table:style-name="Table30.A2" office:value-type="string">
            <text:p text:style-name="P45" loext:marker-style-name="T4"/>
            <text:p text:style-name="P2" loext:marker-style-name="T5">Le clean de la pile se fait souvent avec un return X (RETN X). <text:span text:style-name="T46">Le @ de retour est enleé par le return → </text:span><text:span text:style-name="T47">Le return pop l’adressse de retour</text:span></text:p>
            <text:p text:style-name="P44" loext:marker-style-name="T5">Ici c’est l’enfant qui se nettoie lui même</text:p>
            <text:p text:style-name="P45" loext:marker-style-name="T4"/>
          </table:table-cell>
        </table:table-row>
        <text:soft-page-break/>
        <table:table-row table:style-name="Table30.1">
          <table:table-cell table:style-name="Table30.A2" office:value-type="string">
            <text:p text:style-name="P25" loext:marker-style-name="T4"><text:span text:style-name="T4">Dans quel registre, on passera le retour d’une fonction ?</text:span></text:p>
          </table:table-cell>
        </table:table-row>
        <table:table-row table:style-name="Table30.1">
          <table:table-cell table:style-name="Table30.A2" office:value-type="string">
            <text:p text:style-name="P2" loext:marker-style-name="T5"/>
            <text:p text:style-name="P45" loext:marker-style-name="T4">Le registre <text:span text:style-name="Source_20_Text">EAX</text:span> est souvent utilisé pour stocker la valeur de retour.</text:p>
            <text:p text:style-name="P45" loext:marker-style-name="T4"/>
          </table:table-cell>
        </table:table-row>
      </table:table>
      <text:p text:style-name="P23" loext:marker-style-name="T4"/>
      <text:p text:style-name="P23" loext:marker-style-name="T4"/>
      <text:p text:style-name="P23" loext:marker-style-name="T4"/>
      <text:p text:style-name="P23" loext:marker-style-name="T4"/>
      <table:table table:name="Table31" table:style-name="Table31">
        <table:table-column table:style-name="Table31.A"/>
        <table:table-row table:style-name="Table31.1">
          <table:table-cell table:style-name="Table31.A1" office:value-type="string">
            <text:p text:style-name="P25" loext:marker-style-name="T4"><text:span text:style-name="T4">Quelles instructions représentent le if … else en C ?</text:span><text:span text:style-name="T4"/></text:p>
          </table:table-cell>
        </table:table-row>
        <table:table-row table:style-name="Table31.1">
          <table:table-cell table:style-name="Table31.A2" office:value-type="string">
            <text:p text:style-name="P55" loext:marker-style-name="T4">CMP pour comparer puis,</text:p>
            <text:p text:style-name="P27" loext:marker-style-name="T4"><text:span text:style-name="T4">JZ ou JE </text:span><text:span text:style-name="T12">pour faire un jump</text:span></text:p>
            <text:p text:style-name="P2" loext:marker-style-name="T5"/>
          </table:table-cell>
        </table:table-row>
        <table:table-row table:style-name="Table31.1">
          <table:table-cell table:style-name="Table31.A2" office:value-type="string">
            <text:p text:style-name="P25" loext:marker-style-name="T4"><text:span text:style-name="T4">A quoi correspond JZ ou JE ?</text:span><text:span text:style-name="T4"/></text:p>
          </table:table-cell>
        </table:table-row>
        <table:table-row table:style-name="Table31.1">
          <table:table-cell table:style-name="Table31.A2" office:value-type="string">
            <text:p text:style-name="P2" loext:marker-style-name="T5"><text:span text:style-name="Source_20_Text"/></text:p>
            <text:p text:style-name="P2" loext:marker-style-name="T5"><text:span text:style-name="Source_20_Text">JZ</text:span> ou <text:span text:style-name="Source_20_Text">JE</text:span> pour "if equal".</text:p>
            <text:p text:style-name="P2" loext:marker-style-name="T5"/>
          </table:table-cell>
        </table:table-row>
        <table:table-row table:style-name="Table31.1">
          <table:table-cell table:style-name="Table31.A2" office:value-type="string">
            <text:p text:style-name="P25" loext:marker-style-name="T4"><text:span text:style-name="T4">A quoi correspond JNZ ou JNE ?</text:span><text:span text:style-name="T4"/></text:p>
          </table:table-cell>
        </table:table-row>
        <table:table-row table:style-name="Table31.1">
          <table:table-cell table:style-name="Table31.A2" office:value-type="string">
            <text:p text:style-name="P45" loext:marker-style-name="T4"/>
            <text:p text:style-name="P2" loext:marker-style-name="T5"><text:span text:style-name="Source_20_Text">JNZ</text:span> ou <text:span text:style-name="Source_20_Text">JNE</text:span> pour "if not equal".</text:p>
            <text:p text:style-name="P45" loext:marker-style-name="T4"/>
          </table:table-cell>
        </table:table-row>
        <table:table-row table:style-name="Table31.1">
          <table:table-cell table:style-name="Table31.A2" office:value-type="string">
            <text:p text:style-name="P25" loext:marker-style-name="T4"><text:span text:style-name="T4">A quoi correspond JB ou JNAE?</text:span><text:span text:style-name="T4"/></text:p>
          </table:table-cell>
        </table:table-row>
        <table:table-row table:style-name="Table31.1">
          <table:table-cell table:style-name="Table31.A2" office:value-type="string">
            <text:p text:style-name="P45" loext:marker-style-name="T4"/>
            <text:p text:style-name="P2" loext:marker-style-name="T5"><text:span text:style-name="Source_20_Text">JB</text:span> ou <text:span text:style-name="Source_20_Text">JNAE</text:span> pour "if below" (pour les nombres non signés).</text:p>
            <text:p text:style-name="P45" loext:marker-style-name="T4"/>
          </table:table-cell>
        </table:table-row>
        <table:table-row table:style-name="Table31.1">
          <table:table-cell table:style-name="Table31.A2" office:value-type="string">
            <text:p text:style-name="P25" loext:marker-style-name="T5"><text:span text:style-name="T4">A quoi correspond JA ou JNAE ?</text:span><text:span text:style-name="T5"/></text:p>
          </table:table-cell>
        </table:table-row>
        <table:table-row table:style-name="Table31.1">
          <table:table-cell table:style-name="Table31.A2" office:value-type="string">
            <text:p text:style-name="P45" loext:marker-style-name="T4"/>
            <text:p text:style-name="P2" loext:marker-style-name="T5"><text:span text:style-name="Source_20_Text">JA</text:span> ou <text:span text:style-name="Source_20_Text">JNBE</text:span> pour "if above" (pour les nombres non signés).</text:p>
            <text:p text:style-name="P2" loext:marker-style-name="T5"/>
          </table:table-cell>
        </table:table-row>
      </table:table>
      <text:p text:style-name="P23" loext:marker-style-name="T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2"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US" style:letter-kerning="false" style:font-name-asian="Calibri2" style:font-size-asian="12pt" style:language-asian="en" style:country-asian="US" style:font-name-complex="Noto Sans Arabic UI"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Title" style:family="paragraph" style:parent-style-name="Standard" style:next-style-name="Standard" loext:linked-style-name="Title_20_Char" style:class="chapter">
      <style:paragraph-properties fo:margin-top="0cm" fo:margin-bottom="0cm" style:contextual-spacing="true"/>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Footnote" style:family="paragraph" style:parent-style-name="Standard" loext:linked-style-name="Footnote_20_Text_20_Char" style:class="extra">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gt;" style:num-suffix="&gt;"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0.723cm"/>
        </style:list-level-properties>
        <style:text-properties fo:font-family="Calibri"/>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1.993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263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4.533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5.803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073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343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9.613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0.88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left="0.388cm" fo:padding-right="0cm" fo:padding-top="0cm" fo:padding-bottom="0cm" fo:border-left="1.5pt solid #4472c4" fo:border-right="none" fo:border-top="none" fo:border-bottom="none">
        <style:tab-stops>
          <style:tab-stop style:position="6.385cm"/>
          <style:tab-stop style:position="6.992cm"/>
        </style:tab-stops>
      </style:paragraph-properties>
    </style:style>
    <style:style style:name="MP2" style:family="paragraph" style:parent-style-name="Footer">
      <style:paragraph-properties fo:text-align="center" style:justify-single-word="false">
        <style:tab-stops/>
      </style:paragraph-properties>
    </style:style>
    <style:style style:name="MT1" style:family="text">
      <style:text-properties fo:color="#2f5496" loext:opacity="100%" style:font-name="Calibri Light" fo:font-size="13pt" style:font-size-asian="13pt" style:font-size-complex="13pt"/>
    </style:style>
    <style:style style:name="MT2" style:family="text">
      <style:text-properties fo:text-transform="uppercase" fo:color="#4472c4" loext:opacity="100%"/>
    </style:style>
    <style:style style:name="MT3" style:family="text">
      <style:text-properties fo:text-transform="uppercase" fo:color="#4472c4" loext:opacity="100%" style:font-name-complex="Calibri2"/>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loext:content-control loext:plain-text="true" loext:alias="Title"><text:span text:style-name="MT1">TP 1 : Assembleur</text:span></loext:content-control></text:p>
        <text:p text:style-name="Header"/>
      </style:header>
      <style:footer>
        <text:p text:style-name="MP2" loext:marker-style-name="MT2"><text:span text:style-name="MT2"><text:page-number text:select-page="current">8</text:page-number></text:span></text:p>
        <text:p text:style-name="MP2" loext:marker-style-name="MT2"><text:span text:style-name="MT2">2023 – </text:span><text:span text:style-name="MT3">© </text:span><text:span text:style-name="MT2">patterson soft</text:span></text:p>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P 1 : Assembleur</dc:title>
    <meta:initial-creator>R D</meta:initial-creator>
    <meta:editing-cycles>415</meta:editing-cycles>
    <meta:creation-date>2022-11-03T14:11:00</meta:creation-date>
    <dc:date>2023-12-08T15:56:55.473925305</dc:date>
    <meta:editing-duration>PT3H51M15S</meta:editing-duration>
    <meta:generator>LibreOffice/7.5.8.2$Linux_X86_64 LibreOffice_project/50$Build-2</meta:generator>
    <meta:document-statistic meta:table-count="32" meta:image-count="0" meta:object-count="0" meta:page-count="8" meta:paragraph-count="224" meta:word-count="1656" meta:character-count="9022" meta:non-whitespace-character-count="7572"/>
    <meta:user-defined meta:name="AppVersion">16.0000</meta:user-defined>
    <meta:template xlink:type="simple" xlink:actuate="onRequest" xlink:title="Normal.dotm" xlink:href=""/>
  </office:meta>
</office:document-meta>
</file>